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4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C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D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E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F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G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002cm" table:align="margins" style:writing-mode="lr-tb"/>
    </style:style>
    <style:style style:name="Tableau10.A" style:family="table-column">
      <style:table-column-properties style:column-width="5.334cm" style:rel-column-width="21845*"/>
    </style:style>
    <style:style style:name="Tableau10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b4c7dc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002cm" table:align="margins" style:writing-mode="lr-tb"/>
    </style:style>
    <style:style style:name="Tableau11.A" style:family="table-column">
      <style:table-column-properties style:column-width="4.001cm" style:rel-column-width="16383*"/>
    </style:style>
    <style:style style:name="Tableau11.D" style:family="table-column">
      <style:table-column-properties style:column-width="4.001cm" style:rel-column-width="16386*"/>
    </style:style>
    <style:style style:name="Tableau1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b4c7dc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1.B8" style:family="table-cell">
      <style:table-cell-properties fo:padding="0.097cm" fo:border-left="0.05pt solid #000000" fo:border-right="none" fo:border-top="none" fo:border-bottom="0.05pt solid #000000"/>
    </style:style>
    <style:style style:name="Tableau11.C8" style:family="table-cell">
      <style:table-cell-properties fo:padding="0.097cm" fo:border-left="0.05pt solid #000000" fo:border-right="none" fo:border-top="none" fo:border-bottom="0.05pt solid #000000"/>
    </style:style>
    <style:style style:name="Tableau1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fo:padding="0.097cm" fo:border-left="0.05pt solid #000000" fo:border-right="none" fo:border-top="none" fo:border-bottom="0.05pt solid #000000"/>
    </style:style>
    <style:style style:name="Tableau11.B10" style:family="table-cell">
      <style:table-cell-properties fo:padding="0.097cm" fo:border-left="0.05pt solid #000000" fo:border-right="none" fo:border-top="none" fo:border-bottom="0.05pt solid #000000"/>
    </style:style>
    <style:style style:name="Tableau11.C10" style:family="table-cell">
      <style:table-cell-properties fo:padding="0.097cm" fo:border-left="0.05pt solid #000000" fo:border-right="none" fo:border-top="none" fo:border-bottom="0.05pt solid #000000"/>
    </style:style>
    <style:style style:name="Tableau1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2" style:family="table-cell">
      <style:table-cell-properties fo:padding="0.097cm" fo:border-left="0.05pt solid #000000" fo:border-right="none" fo:border-top="none" fo:border-bottom="0.05pt solid #000000"/>
    </style:style>
    <style:style style:name="Tableau11.B12" style:family="table-cell">
      <style:table-cell-properties fo:padding="0.097cm" fo:border-left="0.05pt solid #000000" fo:border-right="none" fo:border-top="none" fo:border-bottom="0.05pt solid #000000"/>
    </style:style>
    <style:style style:name="Tableau11.C12" style:family="table-cell">
      <style:table-cell-properties fo:padding="0.097cm" fo:border-left="0.05pt solid #000000" fo:border-right="none" fo:border-top="none" fo:border-bottom="0.05pt solid #000000"/>
    </style:style>
    <style:style style:name="Tableau1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6.002cm" table:align="margins" style:writing-mode="lr-tb"/>
    </style:style>
    <style:style style:name="Tableau12.A" style:family="table-column">
      <style:table-column-properties style:column-width="8.001cm" style:rel-column-width="32767*"/>
    </style:style>
    <style:style style:name="Tableau12.B" style:family="table-column">
      <style:table-column-properties style:column-width="8.001cm" style:rel-column-width="32768*"/>
    </style:style>
    <style:style style:name="Tableau1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b4c7dc" fo:padding="0.097cm" fo:border="0.05pt solid #000000">
        <style:background-image/>
      </style:table-cell-properties>
    </style:style>
    <style:style style:name="Tableau12.2" style:family="table-row">
      <style:table-row-properties style:min-row-height="0.346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6.002cm" table:align="margins" style:writing-mode="lr-tb"/>
    </style:style>
    <style:style style:name="Tableau14.A" style:family="table-column">
      <style:table-column-properties style:column-width="2.944cm" style:rel-column-width="1669*"/>
    </style:style>
    <style:style style:name="Tableau14.B" style:family="table-column">
      <style:table-column-properties style:column-width="2.947cm" style:rel-column-width="1671*"/>
    </style:style>
    <style:style style:name="Tableau14.C" style:family="table-column">
      <style:table-column-properties style:column-width="3.113cm" style:rel-column-width="1765*"/>
    </style:style>
    <style:style style:name="Tableau14.D" style:family="table-column">
      <style:table-column-properties style:column-width="2.572cm" style:rel-column-width="1458*"/>
    </style:style>
    <style:style style:name="Tableau14.E" style:family="table-column">
      <style:table-column-properties style:column-width="4.426cm" style:rel-column-width="2509*"/>
    </style:style>
    <style:style style:name="Tableau14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E1" style:family="table-cell">
      <style:table-cell-properties fo:background-color="#b4c7dc" fo:padding="0.097cm" fo:border="0.05pt solid #000000">
        <style:background-image/>
      </style:table-cell-properties>
    </style:style>
    <style:style style:name="Tableau14.2" style:family="table-row">
      <style:table-row-properties style:min-row-height="0.346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none" fo:border-top="none" fo:border-bottom="0.05pt solid #000000"/>
    </style:style>
    <style:style style:name="Tableau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none" fo:border-top="none" fo:border-bottom="0.05pt solid #000000"/>
    </style:style>
    <style:style style:name="Tableau14.C4" style:family="table-cell">
      <style:table-cell-properties fo:padding="0.097cm" fo:border-left="0.05pt solid #000000" fo:border-right="none" fo:border-top="none" fo:border-bottom="0.05pt solid #000000"/>
    </style:style>
    <style:style style:name="Tableau14.D4" style:family="table-cell">
      <style:table-cell-properties fo:padding="0.097cm" fo:border-left="0.05pt solid #000000" fo:border-right="none" fo:border-top="none" fo:border-bottom="0.05pt solid #000000"/>
    </style:style>
    <style:style style:name="Tableau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6.002cm" table:align="margins" style:writing-mode="lr-tb"/>
    </style:style>
    <style:style style:name="Tableau15.A" style:family="table-column">
      <style:table-column-properties style:column-width="4.304cm" style:rel-column-width="2440*"/>
    </style:style>
    <style:style style:name="Tableau15.B" style:family="table-column">
      <style:table-column-properties style:column-width="1.9cm" style:rel-column-width="1077*"/>
    </style:style>
    <style:style style:name="Tableau15.C" style:family="table-column">
      <style:table-column-properties style:column-width="1.997cm" style:rel-column-width="1132*"/>
    </style:style>
    <style:style style:name="Tableau15.D" style:family="table-column">
      <style:table-column-properties style:column-width="2.999cm" style:rel-column-width="1700*"/>
    </style:style>
    <style:style style:name="Tableau15.E" style:family="table-column">
      <style:table-column-properties style:column-width="2.39cm" style:rel-column-width="1355*"/>
    </style:style>
    <style:style style:name="Tableau15.F" style:family="table-column">
      <style:table-column-properties style:column-width="2.413cm" style:rel-column-width="1368*"/>
    </style:style>
    <style:style style:name="Tableau15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F1" style:family="table-cell">
      <style:table-cell-properties fo:background-color="#b4c7dc" fo:padding="0.097cm" fo:border="0.05pt solid #000000">
        <style:background-image/>
      </style:table-cell-properties>
    </style:style>
    <style:style style:name="Tableau15.2" style:family="table-row">
      <style:table-row-properties style:min-row-height="0.346cm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4" style:family="table-cell">
      <style:table-cell-properties fo:padding="0.097cm" fo:border-left="0.05pt solid #000000" fo:border-right="none" fo:border-top="none" fo:border-bottom="0.05pt solid #000000"/>
    </style:style>
    <style:style style:name="Tableau15.B4" style:family="table-cell">
      <style:table-cell-properties fo:padding="0.097cm" fo:border-left="0.05pt solid #000000" fo:border-right="none" fo:border-top="none" fo:border-bottom="0.05pt solid #000000"/>
    </style:style>
    <style:style style:name="Tableau15.C4" style:family="table-cell">
      <style:table-cell-properties fo:padding="0.097cm" fo:border-left="0.05pt solid #000000" fo:border-right="none" fo:border-top="none" fo:border-bottom="0.05pt solid #000000"/>
    </style:style>
    <style:style style:name="Tableau15.D4" style:family="table-cell">
      <style:table-cell-properties fo:padding="0.097cm" fo:border-left="0.05pt solid #000000" fo:border-right="none" fo:border-top="none" fo:border-bottom="0.05pt solid #000000"/>
    </style:style>
    <style:style style:name="Tableau15.E4" style:family="table-cell">
      <style:table-cell-properties fo:padding="0.097cm" fo:border-left="0.05pt solid #000000" fo:border-right="none" fo:border-top="none" fo:border-bottom="0.05pt solid #000000"/>
    </style:style>
    <style:style style:name="Tableau1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5.984cm" fo:margin-left="0cm" fo:margin-top="0cm" fo:margin-bottom="0cm" table:align="left" style:writing-mode="lr-tb"/>
    </style:style>
    <style:style style:name="Tableau13.A" style:family="table-column">
      <style:table-column-properties style:column-width="7.99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3.A2" style:family="table-cell">
      <style:table-cell-properties fo:padding-left="0.199cm" fo:padding-right="0.191cm" fo:padding-top="0cm" fo:padding-bottom="0cm" fo:border="0.5pt solid #000000"/>
    </style:style>
    <style:style style:name="Tableau13.B2" style:family="table-cell">
      <style:table-cell-properties fo:padding-left="0.199cm" fo:padding-right="0.191cm" fo:padding-top="0cm" fo:padding-bottom="0cm" fo:border="0.5pt solid #000000"/>
    </style:style>
    <style:style style:name="Tableau13.A3" style:family="table-cell">
      <style:table-cell-properties fo:padding-left="0.199cm" fo:padding-right="0.191cm" fo:padding-top="0cm" fo:padding-bottom="0cm" fo:border="0.5pt solid #000000"/>
    </style:style>
    <style:style style:name="Tableau13.B3" style:family="table-cell">
      <style:table-cell-properties fo:padding-left="0.199cm" fo:padding-right="0.191cm" fo:padding-top="0cm" fo:padding-bottom="0cm" fo:border="0.5pt solid #000000"/>
    </style:style>
    <style:style style:name="Tableau13.A4" style:family="table-cell">
      <style:table-cell-properties fo:padding-left="0.199cm" fo:padding-right="0.191cm" fo:padding-top="0cm" fo:padding-bottom="0cm" fo:border="0.5pt solid #000000"/>
    </style:style>
    <style:style style:name="Tableau13.B4" style:family="table-cell">
      <style:table-cell-properties fo:padding-left="0.199cm" fo:padding-right="0.191cm" fo:padding-top="0cm" fo:padding-bottom="0cm" fo:border="0.5pt solid #000000"/>
    </style:style>
    <style:style style:name="Tableau13.A5" style:family="table-cell">
      <style:table-cell-properties fo:padding-left="0.199cm" fo:padding-right="0.191cm" fo:padding-top="0cm" fo:padding-bottom="0cm" fo:border="0.5pt solid #000000"/>
    </style:style>
    <style:style style:name="Tableau13.B5" style:family="table-cell">
      <style:table-cell-properties fo:padding-left="0.199cm" fo:padding-right="0.191cm" fo:padding-top="0cm" fo:padding-bottom="0cm" fo:border="0.5pt solid #000000"/>
    </style:style>
    <style:style style:name="Tableau13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6" style:family="table">
      <style:table-properties style:width="16.002cm" table:align="margins" style:writing-mode="lr-tb"/>
    </style:style>
    <style:style style:name="Tableau16.A" style:family="table-column">
      <style:table-column-properties style:column-width="2.944cm" style:rel-column-width="1669*"/>
    </style:style>
    <style:style style:name="Tableau16.B" style:family="table-column">
      <style:table-column-properties style:column-width="2.947cm" style:rel-column-width="1671*"/>
    </style:style>
    <style:style style:name="Tableau16.C" style:family="table-column">
      <style:table-column-properties style:column-width="3.113cm" style:rel-column-width="1765*"/>
    </style:style>
    <style:style style:name="Tableau16.D" style:family="table-column">
      <style:table-column-properties style:column-width="6.997cm" style:rel-column-width="3967*"/>
    </style:style>
    <style:style style:name="Tableau1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D1" style:family="table-cell">
      <style:table-cell-properties fo:background-color="#b4c7dc" fo:padding="0.097cm" fo:border="0.05pt solid #000000">
        <style:background-image/>
      </style:table-cell-properties>
    </style:style>
    <style:style style:name="Tableau16.2" style:family="table-row">
      <style:table-row-properties style:min-row-height="0.34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4" style:family="table-cell">
      <style:table-cell-properties fo:padding="0.097cm" fo:border-left="0.05pt solid #000000" fo:border-right="none" fo:border-top="none" fo:border-bottom="0.05pt solid #000000"/>
    </style:style>
    <style:style style:name="Tableau16.B4" style:family="table-cell">
      <style:table-cell-properties fo:padding="0.097cm" fo:border-left="0.05pt solid #000000" fo:border-right="none" fo:border-top="none" fo:border-bottom="0.05pt solid #000000"/>
    </style:style>
    <style:style style:name="Tableau16.C4" style:family="table-cell">
      <style:table-cell-properties fo:padding="0.097cm" fo:border-left="0.05pt solid #000000" fo:border-right="none" fo:border-top="none" fo:border-bottom="0.05pt solid #000000"/>
    </style:style>
    <style:style style:name="Tableau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6.002cm" table:align="margins" style:writing-mode="lr-tb"/>
    </style:style>
    <style:style style:name="Tableau17.A" style:family="table-column">
      <style:table-column-properties style:column-width="3.791cm" style:rel-column-width="2149*"/>
    </style:style>
    <style:style style:name="Tableau17.B" style:family="table-column">
      <style:table-column-properties style:column-width="4.359cm" style:rel-column-width="2471*"/>
    </style:style>
    <style:style style:name="Tableau17.C" style:family="table-column">
      <style:table-column-properties style:column-width="7.853cm" style:rel-column-width="4452*"/>
    </style:style>
    <style:style style:name="Tableau1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C1" style:family="table-cell">
      <style:table-cell-properties fo:background-color="#b4c7dc" fo:padding="0.097cm" fo:border="0.05pt solid #000000">
        <style:background-image/>
      </style:table-cell-properties>
    </style:style>
    <style:style style:name="Tableau17.2" style:family="table-row">
      <style:table-row-properties style:min-row-height="0.346cm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6.002cm" table:align="margins" style:writing-mode="lr-tb"/>
    </style:style>
    <style:style style:name="Tableau18.A" style:family="table-column">
      <style:table-column-properties style:column-width="4.099cm" style:rel-column-width="2324*"/>
    </style:style>
    <style:style style:name="Tableau18.B" style:family="table-column">
      <style:table-column-properties style:column-width="2.693cm" style:rel-column-width="1527*"/>
    </style:style>
    <style:style style:name="Tableau18.C" style:family="table-column">
      <style:table-column-properties style:column-width="3.002cm" style:rel-column-width="1702*"/>
    </style:style>
    <style:style style:name="Tableau18.D" style:family="table-column">
      <style:table-column-properties style:column-width="6.207cm" style:rel-column-width="3519*"/>
    </style:style>
    <style:style style:name="Tableau1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D1" style:family="table-cell">
      <style:table-cell-properties fo:background-color="#b4c7dc" fo:padding="0.097cm" fo:border="0.05pt solid #000000">
        <style:background-image/>
      </style:table-cell-properties>
    </style:style>
    <style:style style:name="Tableau18.2" style:family="table-row">
      <style:table-row-properties style:min-row-height="0.346cm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none" fo:border-top="none" fo:border-bottom="0.05pt solid #000000"/>
    </style:style>
    <style:style style:name="Tableau1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2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4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094d5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0b3b0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0e854e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 style:font-name-complex="Calibri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094d5d" style:font-name-complex="Calibri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224e8" officeooo:paragraph-rsid="0017577a" style:font-name-complex="Calibri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35f15" officeooo:paragraph-rsid="0017577a"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44137" officeooo:paragraph-rsid="0017577a" style:font-name-complex="Calibri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62cff" officeooo:paragraph-rsid="0017577a"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7577a" officeooo:paragraph-rsid="0017577a" style:font-name-complex="Calibri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8216b" officeooo:paragraph-rsid="0018216b" style:font-name-complex="Calibri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9567d" officeooo:paragraph-rsid="0019567d" style:font-name-complex="Calibri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9b8f9" officeooo:paragraph-rsid="0019b8f9" style:font-name-complex="Calibri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9b8f9" officeooo:paragraph-rsid="001a7542" style:font-name-complex="Calibri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a7542" officeooo:paragraph-rsid="001a7542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acf95" officeooo:paragraph-rsid="001acf95" style:font-name-complex="Calibri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acf95" officeooo:paragraph-rsid="001c5ea1" style:font-name-complex="Calibri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c5ea1" officeooo:paragraph-rsid="001c5ea1" style:font-name-complex="Calibri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c5ea1" officeooo:paragraph-rsid="001cc68d" style:font-name-complex="Calibri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cc68d" officeooo:paragraph-rsid="001cc68d" style:font-name-complex="Calibri1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1312f" officeooo:paragraph-rsid="0021312f" style:font-name-complex="Calibri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a212" officeooo:paragraph-rsid="0022a212" style:font-name-complex="Calibri1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51ae4" officeooo:paragraph-rsid="00251ae4" style:font-name-complex="Calibri1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5966d" officeooo:paragraph-rsid="0025966d" style:font-name-complex="Calibri1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0e854e" style:font-style-asian="italic" style:font-weight-asian="normal" style:font-name-complex="Calibri1" style:font-style-complex="italic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1e2914" style:font-style-asian="italic" style:font-weight-asian="normal" style:font-name-complex="Calibri1" style:font-style-complex="italic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1e64b2" style:font-style-asian="italic" style:font-weight-asian="normal" style:font-name-complex="Calibri1" style:font-style-complex="italic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font-style="italic" fo:font-weight="bold" officeooo:rsid="0006b989" officeooo:paragraph-rsid="000b3b01" style:font-style-asian="italic" style:font-weight-asian="bold" style:font-name-complex="Calibri1" style:font-style-complex="italic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1f08c" officeooo:paragraph-rsid="00094d5d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543b" officeooo:paragraph-rsid="00094d5d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0b871" officeooo:paragraph-rsid="00094d5d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0b871" officeooo:paragraph-rsid="00094d5d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fo:font-style="normal" fo:font-weight="normal" officeooo:rsid="0001db99" officeooo:paragraph-rsid="0017577a" style:font-style-asian="normal" style:font-weight-asian="normal" style:font-name-complex="Calibri1" style:font-style-complex="normal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fo:font-style="normal" fo:font-weight="normal" officeooo:rsid="001e2914" officeooo:paragraph-rsid="001e2914" style:font-style-asian="normal" style:font-weight-asian="normal" style:font-name-complex="Calibri1" style:font-style-complex="normal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font-style="normal" fo:font-weight="normal" officeooo:rsid="001e64b2" officeooo:paragraph-rsid="001e64b2" style:font-style-asian="normal" style:font-weight-asian="normal" style:font-name-complex="Calibri1" style:font-style-complex="normal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font-style="normal" fo:font-weight="bold" officeooo:rsid="0001db99" officeooo:paragraph-rsid="001224e8" style:font-style-asian="normal" style:font-weight-asian="bold" style:font-name-complex="Calibri1" style:font-style-complex="normal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fo:font-style="normal" fo:font-weight="bold" officeooo:rsid="0001db99" officeooo:paragraph-rsid="0017577a" style:font-style-asian="normal" style:font-weight-asian="bold" style:font-name-complex="Calibri1" style:font-style-complex="normal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Monospace" fo:font-size="10pt" fo:font-style="normal" fo:font-weight="normal" officeooo:rsid="001e64b2" officeooo:paragraph-rsid="001e64b2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a212" officeooo:paragraph-rsid="0022a212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a03a" officeooo:paragraph-rsid="0023a03a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51ae4" officeooo:paragraph-rsid="00251ae4"/>
    </style:style>
    <style:style style:name="P63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break-before="page"/>
      <style:text-properties fo:font-style="italic" officeooo:paragraph-rsid="00094d5d" style:font-style-asian="italic" style:font-name-complex="Calibri1" style:font-style-complex="italic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/>
    </style:style>
    <style:style style:name="P7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53dfd"/>
    </style:style>
    <style:style style:name="P71" style:family="paragraph" style:parent-style-name="Table_20_Contents">
      <style:paragraph-properties fo:margin-top="0cm" fo:margin-bottom="0.081cm" style:contextual-spacing="false" fo:text-align="center" style:justify-single-word="false"/>
    </style:style>
    <style:style style:name="P7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36ee3" officeooo:paragraph-rsid="00036ee3"/>
    </style:style>
    <style:style style:name="P7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/>
    </style:style>
    <style:style style:name="P7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 officeooo:paragraph-rsid="00053dfd"/>
    </style:style>
    <style:style style:name="P7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6b989" officeooo:paragraph-rsid="0006b989"/>
    </style:style>
    <style:style style:name="P77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85eaa" officeooo:paragraph-rsid="00085eaa"/>
    </style:style>
    <style:style style:name="P7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b3b01" officeooo:paragraph-rsid="000b3b01"/>
    </style:style>
    <style:style style:name="P7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d1df8" officeooo:paragraph-rsid="000d1df8"/>
    </style:style>
    <style:style style:name="P8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e854e" officeooo:paragraph-rsid="000e854e"/>
    </style:style>
    <style:style style:name="P8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e2914" officeooo:paragraph-rsid="001e2914"/>
    </style:style>
    <style:style style:name="P8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e2914" officeooo:paragraph-rsid="001e64b2"/>
    </style:style>
    <style:style style:name="P8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e64b2" officeooo:paragraph-rsid="001e64b2"/>
    </style:style>
    <style:style style:name="P84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e64b2" officeooo:paragraph-rsid="001e2914"/>
    </style:style>
    <style:style style:name="P8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fdf5a" officeooo:paragraph-rsid="001fdf5a"/>
    </style:style>
    <style:style style:name="P8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27b01c" officeooo:paragraph-rsid="0027b01c"/>
    </style:style>
    <style:style style:name="P87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282ede" officeooo:paragraph-rsid="00282ede"/>
    </style:style>
    <style:style style:name="P8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fo:font-style="normal" fo:font-weight="bold" officeooo:rsid="0001db99" officeooo:paragraph-rsid="0017577a" style:font-style-asian="normal" style:font-weight-asian="bold" style:font-name-complex="Calibri1" style:font-style-complex="normal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fo:font-style="normal" fo:font-weight="bold" officeooo:rsid="0001db99" officeooo:paragraph-rsid="001e2914" style:font-style-asian="normal" style:font-weight-asian="bold" style:font-name-complex="Calibri1" style:font-style-complex="normal" style:font-weight-complex="bold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fo:font-style="normal" fo:font-weight="normal" officeooo:rsid="001e64b2" officeooo:paragraph-rsid="001e64b2" style:font-style-asian="normal" style:font-weight-asian="normal" style:font-name-complex="Calibri1" style:font-style-complex="normal" style:font-weight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fo:font-style="normal" fo:font-weight="normal" officeooo:rsid="001e64b2" officeooo:paragraph-rsid="00423b44" style:font-style-asian="normal" style:font-weight-asian="normal" style:font-name-complex="Calibri1" style:font-style-complex="normal" style:font-weight-complex="normal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fo:font-style="normal" fo:font-weight="normal" officeooo:rsid="001e64b2" officeooo:paragraph-rsid="0043d73b" style:font-style-asian="normal" style:font-weight-asian="normal" style:font-name-complex="Calibri1" style:font-style-complex="normal" style:font-weight-complex="normal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officeooo:paragraph-rsid="00423b44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officeooo:paragraph-rsid="001e64b2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paragraph-rsid="0043d73b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officeooo:paragraph-rsid="00441269"/>
    </style:style>
    <style:style style:name="P9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459d99"/>
    </style:style>
    <style:style style:name="P9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472c05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Monospace" fo:font-size="10pt" fo:font-style="normal" fo:font-weight="normal" officeooo:rsid="001e64b2" officeooo:paragraph-rsid="00423b44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Monospace" fo:font-size="10pt" fo:font-style="normal" fo:font-weight="normal" officeooo:rsid="001e64b2" officeooo:paragraph-rsid="0043d73b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Monospace" fo:font-size="10pt" fo:font-style="normal" fo:font-weight="normal" officeooo:rsid="001e64b2" officeooo:paragraph-rsid="00441269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cc68d" officeooo:paragraph-rsid="001cc68d" style:font-name-complex="Calibri1"/>
    </style:style>
    <style:style style:name="P10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acf95" officeooo:paragraph-rsid="001acf95" style:font-name-complex="Calibri1"/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459d99" officeooo:paragraph-rsid="00459d99" style:font-name-complex="Calibri1"/>
    </style:style>
    <style:style style:name="P10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459d99" officeooo:paragraph-rsid="00472c05" style:font-name-complex="Calibri1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472c05" officeooo:paragraph-rsid="00472c05" style:font-name-complex="Calibri1"/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1e64b2" style:font-style-asian="italic" style:font-weight-asian="normal" style:font-name-complex="Calibri1" style:font-style-complex="italic" style:font-weight-complex="normal"/>
    </style:style>
    <style:style style:name="P109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1e2914" style:font-style-asian="italic" style:font-weight-asian="normal" style:font-name-complex="Calibri1" style:font-style-complex="italic" style:font-weight-complex="normal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43d73b" style:font-style-asian="italic" style:font-weight-asian="normal" style:font-name-complex="Calibri1" style:font-style-complex="italic" style:font-weight-complex="normal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441269" style:font-style-asian="italic" style:font-weight-asian="normal" style:font-name-complex="Calibri1" style:font-style-complex="italic" style:font-weight-complex="normal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1e64b2" officeooo:paragraph-rsid="001e2914" style:font-style-asian="italic" style:font-weight-asian="normal" style:font-name-complex="Calibri1" style:font-style-complex="italic" style:font-weight-complex="normal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441269" officeooo:paragraph-rsid="00441269" style:font-style-asian="italic" style:font-weight-asian="normal" style:font-name-complex="Calibri1" style:font-style-complex="italic" style:font-weight-complex="normal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fo:font-style="italic" officeooo:paragraph-rsid="001e64b2" style:font-style-asian="italic" style:font-style-complex="italic"/>
    </style:style>
    <style:style style:name="P11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423b44" officeooo:paragraph-rsid="00423b44"/>
    </style:style>
    <style:style style:name="P11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423b44" officeooo:paragraph-rsid="0043d73b"/>
    </style:style>
    <style:style style:name="P117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423b44" officeooo:paragraph-rsid="00441269"/>
    </style:style>
    <style:style style:name="P11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43d73b" officeooo:paragraph-rsid="0043d73b"/>
    </style:style>
    <style:style style:name="P11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e64b2" officeooo:paragraph-rsid="0043d73b"/>
    </style:style>
    <style:style style:name="P12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e2914" officeooo:paragraph-rsid="0043d73b"/>
    </style:style>
    <style:style style:name="P12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1e2914" officeooo:paragraph-rsid="00441269"/>
    </style:style>
    <style:style style:name="P12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441269" officeooo:paragraph-rsid="00441269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24e8" style:font-weight-asian="bold" style:font-weight-complex="bold"/>
    </style:style>
    <style:style style:name="T5" style:family="text">
      <style:text-properties fo:font-style="italic" style:font-style-asian="italic" style:font-name-complex="Calibri1" style:font-style-complex="italic"/>
    </style:style>
    <style:style style:name="T6" style:family="text">
      <style:text-properties fo:font-style="italic" officeooo:rsid="0020690e" style:font-style-asian="italic" style:font-name-complex="Calibri1" style:font-style-complex="italic"/>
    </style:style>
    <style:style style:name="T7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11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2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3" style:family="text">
      <style:text-properties fo:font-style="italic" fo:font-weight="normal" officeooo:rsid="000b3b01" style:font-style-asian="italic" style:font-weight-asian="normal" style:font-name-complex="Calibri1" style:font-style-complex="italic" style:font-weight-complex="normal"/>
    </style:style>
    <style:style style:name="T14" style:family="text">
      <style:text-properties fo:font-style="italic" fo:font-weight="normal" officeooo:rsid="000d1df8" style:font-style-asian="italic" style:font-weight-asian="normal" style:font-name-complex="Calibri1" style:font-style-complex="italic" style:font-weight-complex="normal"/>
    </style:style>
    <style:style style:name="T15" style:family="text">
      <style:text-properties fo:font-style="italic" fo:font-weight="normal" officeooo:rsid="000e854e" style:font-style-asian="italic" style:font-weight-asian="normal" style:font-name-complex="Calibri1" style:font-style-complex="italic" style:font-weight-complex="normal"/>
    </style:style>
    <style:style style:name="T16" style:family="text">
      <style:text-properties fo:font-style="italic" fo:font-weight="normal" officeooo:rsid="00423b44" style:font-style-asian="italic" style:font-weight-asian="normal" style:font-name-complex="Calibri1" style:font-style-complex="italic" style:font-weight-complex="normal"/>
    </style:style>
    <style:style style:name="T17" style:family="text">
      <style:text-properties fo:font-style="italic" fo:font-weight="bold" officeooo:rsid="0006b989" style:font-style-asian="italic" style:font-weight-asian="bold" style:font-name-complex="Calibri1" style:font-style-complex="italic" style:font-weight-complex="bold"/>
    </style:style>
    <style:style style:name="T18" style:family="text">
      <style:text-properties fo:font-style="italic" fo:font-weight="bold" officeooo:rsid="000b3b01" style:font-style-asian="italic" style:font-weight-asian="bold" style:font-name-complex="Calibri1" style:font-style-complex="italic" style:font-weight-complex="bold"/>
    </style:style>
    <style:style style:name="T19" style:family="text">
      <style:text-properties officeooo:rsid="0001db99"/>
    </style:style>
    <style:style style:name="T20" style:family="text">
      <style:text-properties officeooo:rsid="00053dfd"/>
    </style:style>
    <style:style style:name="T21" style:family="text">
      <style:text-properties officeooo:rsid="0006b989"/>
    </style:style>
    <style:style style:name="T22" style:family="text">
      <style:text-properties officeooo:rsid="00085eaa"/>
    </style:style>
    <style:style style:name="T23" style:family="text">
      <style:text-properties officeooo:rsid="0022df4e"/>
    </style:style>
    <style:style style:name="T24" style:family="text">
      <style:text-properties officeooo:rsid="001ce6ce"/>
    </style:style>
    <style:style style:name="T25" style:family="text">
      <style:text-properties officeooo:rsid="000b3b01"/>
    </style:style>
    <style:style style:name="T26" style:family="text">
      <style:text-properties officeooo:rsid="000d1df8"/>
    </style:style>
    <style:style style:name="T27" style:family="text">
      <style:text-properties officeooo:rsid="000e854e"/>
    </style:style>
    <style:style style:name="T28" style:family="text">
      <style:text-properties officeooo:rsid="00144137"/>
    </style:style>
    <style:style style:name="T29" style:family="text">
      <style:text-properties officeooo:rsid="00162cff"/>
    </style:style>
    <style:style style:name="T30" style:family="text">
      <style:text-properties officeooo:rsid="0017577a"/>
    </style:style>
    <style:style style:name="T31" style:family="text">
      <style:text-properties officeooo:rsid="0018216b"/>
    </style:style>
    <style:style style:name="T32" style:family="text">
      <style:text-properties officeooo:rsid="0019567d"/>
    </style:style>
    <style:style style:name="T33" style:family="text">
      <style:text-properties officeooo:rsid="001a7542"/>
    </style:style>
    <style:style style:name="T34" style:family="text">
      <style:text-properties officeooo:rsid="001c5ea1"/>
    </style:style>
    <style:style style:name="T35" style:family="text">
      <style:text-properties officeooo:rsid="001cc68d"/>
    </style:style>
    <style:style style:name="T36" style:family="text">
      <style:text-properties officeooo:rsid="001e64b2"/>
    </style:style>
    <style:style style:name="T37" style:family="text">
      <style:text-properties officeooo:rsid="0023ad1a"/>
    </style:style>
    <style:style style:name="T38" style:family="text">
      <style:text-properties officeooo:rsid="0025966d"/>
    </style:style>
    <style:style style:name="T39" style:family="text">
      <style:text-properties officeooo:rsid="0027b01c"/>
    </style:style>
    <style:style style:name="T40" style:family="text">
      <style:text-properties fo:font-style="normal" fo:font-weight="normal" officeooo:rsid="001e64b2" style:font-style-asian="normal" style:font-weight-asian="normal" style:font-name-complex="Calibri1" style:font-style-complex="normal" style:font-weight-complex="normal"/>
    </style:style>
    <style:style style:name="T41" style:family="text">
      <style:text-properties fo:font-style="normal" fo:font-weight="normal" officeooo:rsid="00423b44" style:font-style-asian="normal" style:font-weight-asian="normal" style:font-name-complex="Calibri1" style:font-style-complex="normal" style:font-weight-complex="normal"/>
    </style:style>
    <style:style style:name="T42" style:family="text">
      <style:text-properties fo:font-weight="normal" officeooo:rsid="001e64b2" style:font-weight-asian="normal" style:font-name-complex="Calibri1" style:font-weight-complex="normal"/>
    </style:style>
    <style:style style:name="T43" style:family="text">
      <style:text-properties fo:font-weight="normal" officeooo:rsid="00423b44" style:font-weight-asian="normal" style:font-name-complex="Calibri1" style:font-weight-complex="normal"/>
    </style:style>
    <style:style style:name="T44" style:family="text">
      <style:text-properties officeooo:rsid="00423b44"/>
    </style:style>
    <style:style style:name="T45" style:family="text">
      <style:text-properties fo:color="#000000" loext:opacity="100%" style:font-name="Consolas" fo:font-size="10pt" fo:background-color="#e8f2fe" loext:char-shading-value="0" style:font-size-asian="10pt"/>
    </style:style>
    <style:style style:name="T46" style:family="text">
      <style:text-properties fo:color="#000000" loext:opacity="100%" style:font-name="Consolas" fo:font-size="10pt" style:font-size-asian="10pt"/>
    </style:style>
    <style:style style:name="T47" style:family="text">
      <style:text-properties fo:color="#000000" loext:opacity="100%" style:font-name="Monospace" fo:font-size="10pt" fo:font-style="normal" fo:font-weight="normal" officeooo:rsid="001e64b2" fo:background-color="transparent" loext:char-shading-value="0" style:font-size-asian="10pt" style:font-style-asian="normal" style:font-weight-asian="normal" style:font-name-complex="Calibri1" style:font-style-complex="normal" style:font-weight-complex="normal"/>
    </style:style>
    <style:style style:name="T48" style:family="text">
      <style:text-properties fo:color="#000000" loext:opacity="100%" style:font-name="Monospace" fo:font-size="10pt" fo:font-style="normal" fo:font-weight="normal" officeooo:rsid="00423b44" fo:background-color="transparent" loext:char-shading-value="0" style:font-size-asian="10pt" style:font-style-asian="normal" style:font-weight-asian="normal" style:font-name-complex="Calibri1" style:font-style-complex="normal" style:font-weight-complex="normal"/>
    </style:style>
    <style:style style:name="T49" style:family="text">
      <style:text-properties fo:color="#000000" loext:opacity="100%" style:font-name="Monospace" fo:font-size="10pt" fo:font-style="normal" fo:font-weight="normal" officeooo:rsid="00441269" fo:background-color="transparent" loext:char-shading-value="0" style:font-size-asian="10pt" style:font-style-asian="normal" style:font-weight-asian="normal" style:font-name-complex="Calibri1" style:font-style-complex="normal" style:font-weight-complex="normal"/>
    </style:style>
    <style:style style:name="T50" style:family="text">
      <style:text-properties fo:color="#2a00ff" loext:opacity="100%" style:font-name="Consolas" fo:background-color="#e8f2fe" loext:char-shading-value="0"/>
    </style:style>
    <style:style style:name="T51" style:family="text">
      <style:text-properties fo:color="#6a3e3e" loext:opacity="100%" style:font-name="Consolas" fo:font-size="10pt" style:font-size-asian="10pt"/>
    </style:style>
    <style:style style:name="T52" style:family="text">
      <style:text-properties fo:color="#6a3e3e" loext:opacity="100%" style:font-name="Consolas" fo:background-color="#e8f2fe" loext:char-shading-value="0"/>
    </style:style>
    <style:style style:name="T53" style:family="text">
      <style:text-properties style:font-name="Consolas" fo:background-color="#e8f2fe" loext:char-shading-value="0"/>
    </style:style>
    <style:style style:name="T54" style:family="text">
      <style:text-properties officeooo:rsid="0043d73b"/>
    </style:style>
    <style:style style:name="T55" style:family="text">
      <style:text-properties officeooo:rsid="00441269"/>
    </style:style>
    <style:style style:name="T56" style:family="text">
      <style:text-properties officeooo:rsid="00459d99"/>
    </style:style>
    <style:style style:name="T57" style:family="text">
      <style:text-properties officeooo:rsid="00459d99" style:font-name-complex="Calibri1"/>
    </style:style>
    <style:style style:name="T58" style:family="text">
      <style:text-properties officeooo:rsid="00472c05" style:font-name-complex="Calibri1"/>
    </style:style>
    <style:style style:name="T59" style:family="text">
      <style:text-properties officeooo:rsid="00472c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Tests unitaires de méthodes des classes GestionSportif, GestionQuestionnaire, GestionReponses et QuestionBoolenne.</text:p>
      <text:p text:style-name="P16">Tests unitaires de GestionSportif : </text:p>
      <text:p text:style-name="P16"/>
      <text:p text:style-name="P12"><text:span text:style-name="T5">Création de données de tests : (dans le @BeforeEach) </text:span><text:span text:style-name="T6">avec la méthode ajoutSportif</text:span></text:p>
      <text:p text:style-name="P39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prennom</text:p>
          </table:table-cell>
          <table:table-cell table:style-name="Tableau1.A1" office:value-type="string">
            <text:p text:style-name="P17">pseudo</text:p>
          </table:table-cell>
          <table:table-cell table:style-name="Tableau1.A1" office:value-type="string">
            <text:p text:style-name="P17">motDePasse</text:p>
          </table:table-cell>
          <table:table-cell table:style-name="Tableau1.A1" office:value-type="string">
            <text:p text:style-name="P17">dateNaissance</text:p>
          </table:table-cell>
        </table:table-row>
        <table:table-row table:style-name="Tableau1.1">
          <table:table-cell table:style-name="Tableau1.A2" office:value-type="string">
            <text:p text:style-name="P17">Valentino</text:p>
          </table:table-cell>
          <table:table-cell table:style-name="Tableau1.B2" office:value-type="string">
            <text:p text:style-name="P17">Rossi</text:p>
          </table:table-cell>
          <table:table-cell table:style-name="Tableau1.C2" office:value-type="string">
            <text:p text:style-name="P17">monster</text:p>
          </table:table-cell>
          <table:table-cell table:style-name="Tableau1.D2" office:value-type="string">
            <text:p text:style-name="P17">Wesh&amp;=</text:p>
          </table:table-cell>
          <table:table-cell table:style-name="Tableau1.E2" office:value-type="string">
            <text:p text:style-name="P17">03/07/1976</text:p>
          </table:table-cell>
        </table:table-row>
        <table:table-row table:style-name="Tableau1.1">
          <table:table-cell table:style-name="Tableau1.A3" office:value-type="string">
            <text:p text:style-name="P17">Quartararo</text:p>
          </table:table-cell>
          <table:table-cell table:style-name="Tableau1.B3" office:value-type="string">
            <text:p text:style-name="P17">Fabio</text:p>
          </table:table-cell>
          <table:table-cell table:style-name="Tableau1.C3" office:value-type="string">
            <text:p text:style-name="P17">quarta</text:p>
          </table:table-cell>
          <table:table-cell table:style-name="Tableau1.D3" office:value-type="string">
            <text:p text:style-name="P17">Boop*&amp;=</text:p>
          </table:table-cell>
          <table:table-cell table:style-name="Tableau1.E3" office:value-type="string">
            <text:p text:style-name="P17">04/12/1999</text:p>
          </table:table-cell>
        </table:table-row>
      </table:table>
      <text:p text:style-name="P16"/>
      <text:p text:style-name="P16"/>
      <text:p text:style-name="P38">boolean ajouterSportif(String nom, String prenom, String pseudo, String motDePasse, Calendar dateDeNaissance)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enom</text:p>
          </table:table-cell>
          <table:table-cell table:style-name="Tableau2.A1" office:value-type="string">
            <text:p text:style-name="P11">pseudo</text:p>
          </table:table-cell>
          <table:table-cell table:style-name="Tableau2.A1" office:value-type="string">
            <text:p text:style-name="P11">motDePasse</text:p>
          </table:table-cell>
          <table:table-cell table:style-name="Tableau2.A1" office:value-type="string">
            <text:p text:style-name="P11">dateNaissance</text:p>
          </table:table-cell>
          <table:table-cell table:style-name="Tableau2.A1" office:value-type="string">
            <text:p text:style-name="P11">retour</text:p>
          </table:table-cell>
        </table:table-row>
        <table:table-row table:style-name="Tableau2.1">
          <table:table-cell table:style-name="Tableau2.A2" office:value-type="string">
            <text:p text:style-name="P11">Ondra</text:p>
          </table:table-cell>
          <table:table-cell table:style-name="Tableau2.B2" office:value-type="string">
            <text:p text:style-name="P11">Adam</text:p>
          </table:table-cell>
          <table:table-cell table:style-name="Tableau2.C2" office:value-type="string">
            <text:p text:style-name="P11">adam</text:p>
          </table:table-cell>
          <table:table-cell table:style-name="Tableau2.D2" office:value-type="string">
            <text:p text:style-name="P11">Coucou</text:p>
          </table:table-cell>
          <table:table-cell table:style-name="Tableau2.E2" office:value-type="string">
            <text:p text:style-name="P11">07/04/1976</text:p>
          </table:table-cell>
          <table:table-cell table:style-name="Tableau2.F2" office:value-type="string">
            <text:p text:style-name="P61">1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1">NULL</text:p>
          </table:table-cell>
          <table:table-cell table:style-name="Tableau2.B4" office:value-type="string">
            <text:p text:style-name="P11">Adam</text:p>
          </table:table-cell>
          <table:table-cell table:style-name="Tableau2.C4" office:value-type="string">
            <text:p text:style-name="P50">adam1</text:p>
          </table:table-cell>
          <table:table-cell table:style-name="Tableau2.D4" office:value-type="string">
            <text:p text:style-name="P11">Coucou</text:p>
          </table:table-cell>
          <table:table-cell table:style-name="Tableau2.E4" office:value-type="string">
            <text:p text:style-name="P11">07/04/1976</text:p>
          </table:table-cell>
          <table:table-cell table:style-name="Tableau2.F4" office:value-type="string">
            <text:p text:style-name="P10">-<text:span text:style-name="T37">2</text:span></text:p>
          </table:table-cell>
        </table:table-row>
        <table:table-row table:style-name="Tableau2.1">
          <table:table-cell table:style-name="Tableau2.A5" office:value-type="string">
            <text:p text:style-name="P11">Ondra</text:p>
          </table:table-cell>
          <table:table-cell table:style-name="Tableau2.B5" office:value-type="string">
            <text:p text:style-name="P11">NULL</text:p>
          </table:table-cell>
          <table:table-cell table:style-name="Tableau2.C5" office:value-type="string">
            <text:p text:style-name="P50">adam2</text:p>
          </table:table-cell>
          <table:table-cell table:style-name="Tableau2.D5" office:value-type="string">
            <text:p text:style-name="P11">Coucou</text:p>
          </table:table-cell>
          <table:table-cell table:style-name="Tableau2.E5" office:value-type="string">
            <text:p text:style-name="P11">07/04/1976</text:p>
          </table:table-cell>
          <table:table-cell table:style-name="Tableau2.F5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6" office:value-type="string">
            <text:p text:style-name="P11">Ondra</text:p>
          </table:table-cell>
          <table:table-cell table:style-name="Tableau2.B6" office:value-type="string">
            <text:p text:style-name="P11">Adam</text:p>
          </table:table-cell>
          <table:table-cell table:style-name="Tableau2.C6" office:value-type="string">
            <text:p text:style-name="P11">NULL</text:p>
          </table:table-cell>
          <table:table-cell table:style-name="Tableau2.D6" office:value-type="string">
            <text:p text:style-name="P11">Coucou</text:p>
          </table:table-cell>
          <table:table-cell table:style-name="Tableau2.E6" office:value-type="string">
            <text:p text:style-name="P11">07/04/1976</text:p>
          </table:table-cell>
          <table:table-cell table:style-name="Tableau2.F6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7" office:value-type="string">
            <text:p text:style-name="P11">Ondra</text:p>
          </table:table-cell>
          <table:table-cell table:style-name="Tableau2.B7" office:value-type="string">
            <text:p text:style-name="P11">Adam</text:p>
          </table:table-cell>
          <table:table-cell table:style-name="Tableau2.C7" office:value-type="string">
            <text:p text:style-name="P50">adam3</text:p>
          </table:table-cell>
          <table:table-cell table:style-name="Tableau2.D7" office:value-type="string">
            <text:p text:style-name="P11">NULL</text:p>
          </table:table-cell>
          <table:table-cell table:style-name="Tableau2.E7" office:value-type="string">
            <text:p text:style-name="P11">07/04/1976</text:p>
          </table:table-cell>
          <table:table-cell table:style-name="Tableau2.F7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8" office:value-type="string">
            <text:p text:style-name="P11">Ondra</text:p>
          </table:table-cell>
          <table:table-cell table:style-name="Tableau2.B8" office:value-type="string">
            <text:p text:style-name="P11">Adam</text:p>
          </table:table-cell>
          <table:table-cell table:style-name="Tableau2.C8" office:value-type="string">
            <text:p text:style-name="P51">adam4</text:p>
          </table:table-cell>
          <table:table-cell table:style-name="Tableau2.D8" office:value-type="string">
            <text:p text:style-name="P11">Coucou</text:p>
          </table:table-cell>
          <table:table-cell table:style-name="Tableau2.E8" office:value-type="string">
            <text:p text:style-name="P11">NULL</text:p>
          </table:table-cell>
          <table:table-cell table:style-name="Tableau2.F8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1"/>
          </table:table-cell>
          <table:table-cell table:style-name="Tableau2.B10" office:value-type="string">
            <text:p text:style-name="P11">Adam</text:p>
          </table:table-cell>
          <table:table-cell table:style-name="Tableau2.C10" office:value-type="string">
            <text:p text:style-name="P51">adam5</text:p>
          </table:table-cell>
          <table:table-cell table:style-name="Tableau2.D10" office:value-type="string">
            <text:p text:style-name="P11">Coucou</text:p>
          </table:table-cell>
          <table:table-cell table:style-name="Tableau2.E10" office:value-type="string">
            <text:p text:style-name="P11">07/04/1976</text:p>
          </table:table-cell>
          <table:table-cell table:style-name="Tableau2.F10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1" office:value-type="string">
            <text:p text:style-name="P11">Ondra</text:p>
          </table:table-cell>
          <table:table-cell table:style-name="Tableau2.B11" office:value-type="string">
            <text:p text:style-name="P11"/>
          </table:table-cell>
          <table:table-cell table:style-name="Tableau2.C11" office:value-type="string">
            <text:p text:style-name="P51">adam6</text:p>
          </table:table-cell>
          <table:table-cell table:style-name="Tableau2.D11" office:value-type="string">
            <text:p text:style-name="P11">Coucou</text:p>
          </table:table-cell>
          <table:table-cell table:style-name="Tableau2.E11" office:value-type="string">
            <text:p text:style-name="P11">07/04/1976</text:p>
          </table:table-cell>
          <table:table-cell table:style-name="Tableau2.F11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2" office:value-type="string">
            <text:p text:style-name="P11">Ondra</text:p>
          </table:table-cell>
          <table:table-cell table:style-name="Tableau2.B12" office:value-type="string">
            <text:p text:style-name="P11">Adam</text:p>
          </table:table-cell>
          <table:table-cell table:style-name="Tableau2.C12" office:value-type="string">
            <text:p text:style-name="P11"/>
          </table:table-cell>
          <table:table-cell table:style-name="Tableau2.D12" office:value-type="string">
            <text:p text:style-name="P11">Coucou</text:p>
          </table:table-cell>
          <table:table-cell table:style-name="Tableau2.E12" office:value-type="string">
            <text:p text:style-name="P11">07/04/1976</text:p>
          </table:table-cell>
          <table:table-cell table:style-name="Tableau2.F12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3" office:value-type="string">
            <text:p text:style-name="P11">Ondra</text:p>
          </table:table-cell>
          <table:table-cell table:style-name="Tableau2.B13" office:value-type="string">
            <text:p text:style-name="P11">Adam</text:p>
          </table:table-cell>
          <table:table-cell table:style-name="Tableau2.C13" office:value-type="string">
            <text:p text:style-name="P51">adam<text:span text:style-name="T23">7</text:span></text:p>
          </table:table-cell>
          <table:table-cell table:style-name="Tableau2.D13" office:value-type="string">
            <text:p text:style-name="P11"/>
          </table:table-cell>
          <table:table-cell table:style-name="Tableau2.E13" office:value-type="string">
            <text:p text:style-name="P11">07/04/1976</text:p>
          </table:table-cell>
          <table:table-cell table:style-name="Tableau2.F13" office:value-type="string">
            <text:p text:style-name="P11">-<text:span text:style-name="T37">2</text:span>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1">Honold</text:p>
          </table:table-cell>
          <table:table-cell table:style-name="Tableau2.B15" office:value-type="string">
            <text:p text:style-name="P11">Arnaud</text:p>
          </table:table-cell>
          <table:table-cell table:style-name="Tableau2.C15" office:value-type="string">
            <text:p text:style-name="P11"><text:span text:style-name="T24">a</text:span>dam</text:p>
          </table:table-cell>
          <table:table-cell table:style-name="Tableau2.D15" office:value-type="string">
            <text:p text:style-name="P11">Coucou</text:p>
          </table:table-cell>
          <table:table-cell table:style-name="Tableau2.E15" office:value-type="string">
            <text:p text:style-name="P11">07/05/1976</text:p>
          </table:table-cell>
          <table:table-cell table:style-name="Tableau2.F15" office:value-type="string">
            <text:p text:style-name="P11">-<text:span text:style-name="T37">1</text:span></text:p>
          </table:table-cell>
        </table:table-row>
      </table:table>
      <text:p text:style-name="P1"/>
      <text:p text:style-name="P1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7">pseudo</text:p>
          </table:table-cell>
          <table:table-cell table:style-name="Tableau3.A1" office:value-type="string">
            <text:p text:style-name="P17">retour</text:p>
          </table:table-cell>
        </table:table-row>
        <table:table-row table:style-name="Tableau3.1">
          <table:table-cell table:style-name="Tableau3.A2" office:value-type="string">
            <text:p text:style-name="P17">quarta</text:p>
          </table:table-cell>
          <table:table-cell table:style-name="Tableau3.B2" office:value-type="string">
            <text:p text:style-name="P36">1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7">KimYahin</text:p>
          </table:table-cell>
          <table:table-cell table:style-name="Tableau3.B4" office:value-type="string">
            <text:p text:style-name="P36">0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8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7">quarta</text:p>
          </table:table-cell>
          <table:table-cell table:style-name="Tableau3.B6" office:value-type="string">
            <text:p text:style-name="P36">0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52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53">quarta</text:p>
          </table:table-cell>
          <table:table-cell table:style-name="Tableau3.B8" office:value-type="string">
            <text:p text:style-name="P62">1</text:p>
          </table:table-cell>
        </table:table-row>
      </table:table>
      <text:p text:style-name="P2"/>
      <text:p text:style-name="P67">boolean modifierSportif(String ancienPseudo, String nom, String prenom, String pseudo, String motDePasse, Calendar dateDeNaissance)</text:p>
      <text:p text:style-name="P3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7">ancienPseudo</text:p>
          </table:table-cell>
          <table:table-cell table:style-name="Tableau4.A1" office:value-type="string">
            <text:p text:style-name="P17">nom</text:p>
          </table:table-cell>
          <table:table-cell table:style-name="Tableau4.A1" office:value-type="string">
            <text:p text:style-name="P17">prenom</text:p>
          </table:table-cell>
          <table:table-cell table:style-name="Tableau4.A1" office:value-type="string">
            <text:p text:style-name="P17">pseudo</text:p>
          </table:table-cell>
          <table:table-cell table:style-name="Tableau4.A1" office:value-type="string">
            <text:p text:style-name="P17">motDePasse</text:p>
          </table:table-cell>
          <table:table-cell table:style-name="Tableau4.A1" office:value-type="string">
            <text:p text:style-name="P17">dateDeNaissance</text:p>
          </table:table-cell>
          <table:table-cell table:style-name="Tableau4.A1" office:value-type="string">
            <text:p text:style-name="P17">retour</text:p>
          </table:table-cell>
        </table:table-row>
        <table:table-row table:style-name="Tableau4.1">
          <table:table-cell table:style-name="Tableau4.A2" office:value-type="string">
            <text:p text:style-name="P17">monster</text:p>
          </table:table-cell>
          <table:table-cell table:style-name="Tableau4.B2" office:value-type="string">
            <text:p text:style-name="P17">Zarco</text:p>
          </table:table-cell>
          <table:table-cell table:style-name="Tableau4.C2" office:value-type="string">
            <text:p text:style-name="P17">Johann</text:p>
          </table:table-cell>
          <table:table-cell table:style-name="Tableau4.D2" office:value-type="string">
            <text:p text:style-name="P17">newMonster</text:p>
          </table:table-cell>
          <table:table-cell table:style-name="Tableau4.E2" office:value-type="string">
            <text:p text:style-name="P17">boop</text:p>
          </table:table-cell>
          <table:table-cell table:style-name="Tableau4.F2" office:value-type="string">
            <text:p text:style-name="P17">04/07/1976</text:p>
          </table:table-cell>
          <table:table-cell table:style-name="Tableau4.G2" office:value-type="string">
            <text:p text:style-name="P37">1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8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7">Bas</text:p>
          </table:table-cell>
          <table:table-cell table:style-name="Tableau4.B4" office:value-type="string">
            <text:p text:style-name="P17">Basil</text:p>
          </table:table-cell>
          <table:table-cell table:style-name="Tableau4.C4" office:value-type="string">
            <text:p text:style-name="P17">Loris</text:p>
          </table:table-cell>
          <table:table-cell table:style-name="Tableau4.D4" office:value-type="string">
            <text:p text:style-name="P17">bous</text:p>
          </table:table-cell>
          <table:table-cell table:style-name="Tableau4.E4" office:value-type="string">
            <text:p text:style-name="P17">wooop</text:p>
          </table:table-cell>
          <table:table-cell table:style-name="Tableau4.F4" office:value-type="string">
            <text:p text:style-name="P17">04/07/1976</text:p>
          </table:table-cell>
          <table:table-cell table:style-name="Tableau4.G4" office:value-type="string">
            <text:p text:style-name="P17">-<text:span text:style-name="T38">1</text:span>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8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7">NULL</text:p>
          </table:table-cell>
          <table:table-cell table:style-name="Tableau4.B6" office:value-type="string">
            <text:p text:style-name="P11">Ondra</text:p>
          </table:table-cell>
          <table:table-cell table:style-name="Tableau4.C6" office:value-type="string">
            <text:p text:style-name="P17">Adam</text:p>
          </table:table-cell>
          <table:table-cell table:style-name="Tableau4.D6" office:value-type="string">
            <text:p text:style-name="P11">adam</text:p>
          </table:table-cell>
          <table:table-cell table:style-name="Tableau4.E6" office:value-type="string">
            <text:p text:style-name="P11">Coucou</text:p>
          </table:table-cell>
          <table:table-cell table:style-name="Tableau4.F6" office:value-type="string">
            <text:p text:style-name="P11">07/04/1976</text:p>
          </table:table-cell>
          <table:table-cell table:style-name="Tableau4.G6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7" office:value-type="string">
            <text:p text:style-name="P17">quarta</text:p>
          </table:table-cell>
          <table:table-cell table:style-name="Tableau4.B7" office:value-type="string">
            <text:p text:style-name="P11">Ondra</text:p>
          </table:table-cell>
          <table:table-cell table:style-name="Tableau4.C7" office:value-type="string">
            <text:p text:style-name="P11">NULL</text:p>
          </table:table-cell>
          <table:table-cell table:style-name="Tableau4.D7" office:value-type="string">
            <text:p text:style-name="P11">adam</text:p>
          </table:table-cell>
          <table:table-cell table:style-name="Tableau4.E7" office:value-type="string">
            <text:p text:style-name="P11">Coucou</text:p>
          </table:table-cell>
          <table:table-cell table:style-name="Tableau4.F7" office:value-type="string">
            <text:p text:style-name="P11">07/04/1976</text:p>
          </table:table-cell>
          <table:table-cell table:style-name="Tableau4.G7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8" office:value-type="string">
            <text:p text:style-name="P17">quarta</text:p>
          </table:table-cell>
          <table:table-cell table:style-name="Tableau4.B8" office:value-type="string">
            <text:p text:style-name="P11">Ondra</text:p>
          </table:table-cell>
          <table:table-cell table:style-name="Tableau4.C8" office:value-type="string">
            <text:p text:style-name="P11">Adam</text:p>
          </table:table-cell>
          <table:table-cell table:style-name="Tableau4.D8" office:value-type="string">
            <text:p text:style-name="P11">NULL</text:p>
          </table:table-cell>
          <table:table-cell table:style-name="Tableau4.E8" office:value-type="string">
            <text:p text:style-name="P11">Coucou</text:p>
          </table:table-cell>
          <table:table-cell table:style-name="Tableau4.F8" office:value-type="string">
            <text:p text:style-name="P11">07/04/1976</text:p>
          </table:table-cell>
          <table:table-cell table:style-name="Tableau4.G8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9" office:value-type="string">
            <text:p text:style-name="P17">quarta</text:p>
          </table:table-cell>
          <table:table-cell table:style-name="Tableau4.B9" office:value-type="string">
            <text:p text:style-name="P11">Ondra</text:p>
          </table:table-cell>
          <table:table-cell table:style-name="Tableau4.C9" office:value-type="string">
            <text:p text:style-name="P11">Adam</text:p>
          </table:table-cell>
          <table:table-cell table:style-name="Tableau4.D9" office:value-type="string">
            <text:p text:style-name="P11">adam</text:p>
          </table:table-cell>
          <table:table-cell table:style-name="Tableau4.E9" office:value-type="string">
            <text:p text:style-name="P11">NULL</text:p>
          </table:table-cell>
          <table:table-cell table:style-name="Tableau4.F9" office:value-type="string">
            <text:p text:style-name="P11">07/04/1976</text:p>
          </table:table-cell>
          <table:table-cell table:style-name="Tableau4.G9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0" office:value-type="string">
            <text:p text:style-name="P17">quarta</text:p>
          </table:table-cell>
          <table:table-cell table:style-name="Tableau4.B10" office:value-type="string">
            <text:p text:style-name="P11">Ondra</text:p>
          </table:table-cell>
          <table:table-cell table:style-name="Tableau4.C10" office:value-type="string">
            <text:p text:style-name="P11">Adam</text:p>
          </table:table-cell>
          <table:table-cell table:style-name="Tableau4.D10" office:value-type="string">
            <text:p text:style-name="P11">adam</text:p>
          </table:table-cell>
          <table:table-cell table:style-name="Tableau4.E10" office:value-type="string">
            <text:p text:style-name="P11">Coucou</text:p>
          </table:table-cell>
          <table:table-cell table:style-name="Tableau4.F10" office:value-type="string">
            <text:p text:style-name="P11">NULL</text:p>
          </table:table-cell>
          <table:table-cell table:style-name="Tableau4.G10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7"/>
          </table:table-cell>
          <table:table-cell table:style-name="Tableau4.B12" office:value-type="string">
            <text:p text:style-name="P11">Ondra</text:p>
          </table:table-cell>
          <table:table-cell table:style-name="Tableau4.C12" office:value-type="string">
            <text:p text:style-name="P11">Adam</text:p>
          </table:table-cell>
          <table:table-cell table:style-name="Tableau4.D12" office:value-type="string">
            <text:p text:style-name="P11">adam</text:p>
          </table:table-cell>
          <table:table-cell table:style-name="Tableau4.E12" office:value-type="string">
            <text:p text:style-name="P11">Coucou</text:p>
          </table:table-cell>
          <table:table-cell table:style-name="Tableau4.F12" office:value-type="string">
            <text:p text:style-name="P11">07/04/1976</text:p>
          </table:table-cell>
          <table:table-cell table:style-name="Tableau4.G12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3" office:value-type="string">
            <text:p text:style-name="P17">quarta</text:p>
          </table:table-cell>
          <table:table-cell table:style-name="Tableau4.B13" office:value-type="string">
            <text:p text:style-name="P11"/>
          </table:table-cell>
          <table:table-cell table:style-name="Tableau4.C13" office:value-type="string">
            <text:p text:style-name="P11">Adam</text:p>
          </table:table-cell>
          <table:table-cell table:style-name="Tableau4.D13" office:value-type="string">
            <text:p text:style-name="P11">adam</text:p>
          </table:table-cell>
          <table:table-cell table:style-name="Tableau4.E13" office:value-type="string">
            <text:p text:style-name="P11">Coucou</text:p>
          </table:table-cell>
          <table:table-cell table:style-name="Tableau4.F13" office:value-type="string">
            <text:p text:style-name="P11">07/04/1976</text:p>
          </table:table-cell>
          <table:table-cell table:style-name="Tableau4.G13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4" office:value-type="string">
            <text:p text:style-name="P17">quarta</text:p>
          </table:table-cell>
          <table:table-cell table:style-name="Tableau4.B14" office:value-type="string">
            <text:p text:style-name="P11">Ondra</text:p>
          </table:table-cell>
          <table:table-cell table:style-name="Tableau4.C14" office:value-type="string">
            <text:p text:style-name="P11"/>
          </table:table-cell>
          <table:table-cell table:style-name="Tableau4.D14" office:value-type="string">
            <text:p text:style-name="P11">adam</text:p>
          </table:table-cell>
          <table:table-cell table:style-name="Tableau4.E14" office:value-type="string">
            <text:p text:style-name="P11">Coucou</text:p>
          </table:table-cell>
          <table:table-cell table:style-name="Tableau4.F14" office:value-type="string">
            <text:p text:style-name="P11">07/04/1976</text:p>
          </table:table-cell>
          <table:table-cell table:style-name="Tableau4.G14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5" office:value-type="string">
            <text:p text:style-name="P17">quarta</text:p>
          </table:table-cell>
          <table:table-cell table:style-name="Tableau4.B15" office:value-type="string">
            <text:p text:style-name="P11">Ondra</text:p>
          </table:table-cell>
          <table:table-cell table:style-name="Tableau4.C15" office:value-type="string">
            <text:p text:style-name="P11">Adam</text:p>
          </table:table-cell>
          <table:table-cell table:style-name="Tableau4.D15" office:value-type="string">
            <text:p text:style-name="P11"/>
          </table:table-cell>
          <table:table-cell table:style-name="Tableau4.E15" office:value-type="string">
            <text:p text:style-name="P11">Coucou</text:p>
          </table:table-cell>
          <table:table-cell table:style-name="Tableau4.F15" office:value-type="string">
            <text:p text:style-name="P11">07/04/1976</text:p>
          </table:table-cell>
          <table:table-cell table:style-name="Tableau4.G15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6" office:value-type="string">
            <text:p text:style-name="P17">quarta</text:p>
          </table:table-cell>
          <table:table-cell table:style-name="Tableau4.B16" office:value-type="string">
            <text:p text:style-name="P11">Ondra</text:p>
          </table:table-cell>
          <table:table-cell table:style-name="Tableau4.C16" office:value-type="string">
            <text:p text:style-name="P11">Adam</text:p>
          </table:table-cell>
          <table:table-cell table:style-name="Tableau4.D16" office:value-type="string">
            <text:p text:style-name="P11">adam</text:p>
          </table:table-cell>
          <table:table-cell table:style-name="Tableau4.E16" office:value-type="string">
            <text:p text:style-name="P11"/>
          </table:table-cell>
          <table:table-cell table:style-name="Tableau4.F16" office:value-type="string">
            <text:p text:style-name="P11">07/04/1976</text:p>
          </table:table-cell>
          <table:table-cell table:style-name="Tableau4.G16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7" office:value-type="string">
            <text:p text:style-name="P17">quarta</text:p>
          </table:table-cell>
          <table:table-cell table:style-name="Tableau4.B17" office:value-type="string">
            <text:p text:style-name="P11">Honold</text:p>
          </table:table-cell>
          <table:table-cell table:style-name="Tableau4.C17" office:value-type="string">
            <text:p text:style-name="P11">Arnaud</text:p>
          </table:table-cell>
          <table:table-cell table:style-name="Tableau4.D17" office:value-type="string">
            <text:p text:style-name="P11">Adam</text:p>
          </table:table-cell>
          <table:table-cell table:style-name="Tableau4.E17" office:value-type="string">
            <text:p text:style-name="P11">Coucou</text:p>
          </table:table-cell>
          <table:table-cell table:style-name="Tableau4.F17" office:value-type="string">
            <text:p text:style-name="P11">07/05/1976</text:p>
          </table:table-cell>
          <table:table-cell table:style-name="Tableau4.G17" office:value-type="string">
            <text:p text:style-name="P11">-<text:span text:style-name="T38">3</text:span></text:p>
          </table:table-cell>
        </table:table-row>
        <table:table-row table:style-name="Tableau4.1">
          <table:table-cell table:style-name="Tableau4.A18" table:number-columns-spanned="7" office:value-type="string">
            <text:p text:style-name="P34">Avec un pseudo qui existe déjà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9" office:value-type="string">
            <text:p text:style-name="P35">quarta</text:p>
          </table:table-cell>
          <table:table-cell table:style-name="Tableau4.B19" office:value-type="string">
            <text:p text:style-name="P60">Quartararo</text:p>
          </table:table-cell>
          <table:table-cell table:style-name="Tableau4.C19" office:value-type="string">
            <text:p text:style-name="P60">Fabio</text:p>
          </table:table-cell>
          <table:table-cell table:style-name="Tableau4.D19" office:value-type="string">
            <text:p text:style-name="P60">newMonster</text:p>
          </table:table-cell>
          <table:table-cell table:style-name="Tableau4.E19" office:value-type="string">
            <text:p text:style-name="P60">Coucou</text:p>
          </table:table-cell>
          <table:table-cell table:style-name="Tableau4.F19" office:value-type="string">
            <text:p text:style-name="P60">07/05/1976</text:p>
          </table:table-cell>
          <table:table-cell table:style-name="Tableau4.G19" office:value-type="string">
            <text:p text:style-name="P60">-<text:span text:style-name="T38">2</text:span></text:p>
          </table:table-cell>
        </table:table-row>
      </table:table>
      <text:p text:style-name="P1"/>
      <text:p text:style-name="P1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7">pseudo</text:p>
          </table:table-cell>
          <table:table-cell table:style-name="Tableau5.A1" office:value-type="string">
            <text:p text:style-name="P17">retour</text:p>
          </table:table-cell>
        </table:table-row>
        <table:table-row table:style-name="Tableau5.1">
          <table:table-cell table:style-name="Tableau5.A2" office:value-type="string">
            <text:p text:style-name="P17">quarta</text:p>
          </table:table-cell>
          <table:table-cell table:style-name="Tableau5.B2" office:value-type="string">
            <text:p text:style-name="P17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7">adam</text:p>
          </table:table-cell>
          <table:table-cell table:style-name="Tableau5.B4" office:value-type="string">
            <text:p text:style-name="P17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8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7">NULL</text:p>
          </table:table-cell>
          <table:table-cell table:style-name="Tableau5.B6" office:value-type="string">
            <text:p text:style-name="P17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8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7"/>
          </table:table-cell>
          <table:table-cell table:style-name="Tableau5.B8" office:value-type="string">
            <text:p text:style-name="P17">NULL</text:p>
          </table:table-cell>
        </table:table-row>
      </table:table>
      <text:p text:style-name="P16"/>
      <text:p text:style-name="P68"/>
      <text:p text:style-name="P5"><text:span text:style-name="T1">Tests unitaires de Gestion</text:span><text:span text:style-name="T2">Questionnaire</text:span><text:span text:style-name="T1"> : </text:span></text:p>
      <text:p text:style-name="P15"/>
      <text:p text:style-name="P6"><text:span text:style-name="T8">ajouterQuestionnaire</text:span><text:span text:style-name="T7">(</text:span><text:span text:style-name="T9">String nomQuestionnaire, List&lt;String&gt; listeIntituleQuestions</text:span><text:span text:style-name="T7">)</text:span></text:p>
      <text:p text:style-name="P40"/>
      <table:table table:name="Tableau6" table:style-name="Tableau6">
        <table:table-column table:style-name="Tableau6.A" table:number-columns-repeated="3"/>
        <table:table-row table:style-name="TableLine1324754169248">
          <table:table-cell table:style-name="Tableau6.A1" office:value-type="string">
            <text:p text:style-name="P73">nomQuestionnaire</text:p>
          </table:table-cell>
          <table:table-cell table:style-name="Tableau6.A1" office:value-type="string">
            <text:p text:style-name="P73">questions</text:p>
          </table:table-cell>
          <table:table-cell table:style-name="Tableau6.C1" office:value-type="string">
            <text:p text:style-name="P73">retour</text:p>
          </table:table-cell>
        </table:table-row>
        <table:table-row table:style-name="TableLine1324754154832">
          <table:table-cell table:style-name="Tableau6.A4" office:value-type="string">
            <text:p text:style-name="P69">Questionnaire</text:p>
          </table:table-cell>
          <table:table-cell table:style-name="Tableau6.B4" office:value-type="string">
            <text:p text:style-name="P69">ListeIntituleQuestions (2 éléments)</text:p>
          </table:table-cell>
          <table:table-cell table:style-name="Tableau6.C4" office:value-type="string">
            <text:p text:style-name="P86">1</text:p>
          </table:table-cell>
        </table:table-row>
        <table:table-row table:style-name="TableLine1324754547552">
          <table:table-cell table:style-name="Tableau6.A3" table:number-columns-spanned="3" office:value-type="string">
            <text:p text:style-name="P69">Le cas de doublons est gérer ?</text:p>
          </table:table-cell>
          <table:covered-table-cell/>
          <table:covered-table-cell/>
        </table:table-row>
        <table:table-row table:style-name="TableLine1324754541024">
          <table:table-cell table:style-name="Tableau6.A4" office:value-type="string">
            <text:p text:style-name="P69">Questionnaire</text:p>
          </table:table-cell>
          <table:table-cell table:style-name="Tableau6.B4" office:value-type="string">
            <text:p text:style-name="P69">ListeIntituleQuestions (2 éléments)</text:p>
          </table:table-cell>
          <table:table-cell table:style-name="Tableau6.C4" office:value-type="string">
            <text:p text:style-name="P71">-<text:span text:style-name="T39">1</text:span></text:p>
          </table:table-cell>
        </table:table-row>
        <table:table-row table:style-name="TableLine1324754540480">
          <table:table-cell table:style-name="Tableau6.A5" table:number-columns-spanned="3" office:value-type="string">
            <text:p text:style-name="P69">L’ajout est t-il arrêté si l’intitulé est null ?</text:p>
          </table:table-cell>
          <table:covered-table-cell/>
          <table:covered-table-cell/>
        </table:table-row>
        <table:table-row table:style-name="TableLine1324754543744">
          <table:table-cell table:style-name="Tableau6.A6" office:value-type="string">
            <text:p text:style-name="P71">n<text:span text:style-name="T19">ull</text:span></text:p>
          </table:table-cell>
          <table:table-cell table:style-name="Tableau6.B6" office:value-type="string">
            <text:p text:style-name="P69">ListeIntituleQuestions (2 éléments)</text:p>
          </table:table-cell>
          <table:table-cell table:style-name="Tableau6.C6" office:value-type="string">
            <text:p text:style-name="P86">-2</text:p>
          </table:table-cell>
        </table:table-row>
        <table:table-row table:style-name="TableLine1324754550816">
          <table:table-cell table:style-name="Tableau6.A7" table:number-columns-spanned="3" office:value-type="string">
            <text:p text:style-name="P69">L’ajout est t-il arrêté si l’intitulé est une chaîne vide ?</text:p>
          </table:table-cell>
          <table:covered-table-cell/>
          <table:covered-table-cell/>
        </table:table-row>
        <table:table-row table:style-name="TableLine1324754548912">
          <table:table-cell table:style-name="Tableau6.A8" office:value-type="string">
            <text:p text:style-name="P71"/>
          </table:table-cell>
          <table:table-cell table:style-name="Tableau6.B8" office:value-type="string">
            <text:p text:style-name="P69">ListeIntituleQuestions (2 éléments)</text:p>
          </table:table-cell>
          <table:table-cell table:style-name="Tableau6.C8" office:value-type="string">
            <text:p text:style-name="P3">-<text:span text:style-name="T39">2</text:span></text:p>
          </table:table-cell>
        </table:table-row>
        <table:table-row table:style-name="TableLine1324754550272">
          <table:table-cell table:style-name="Tableau6.A9" table:number-columns-spanned="3" office:value-type="string">
            <text:p text:style-name="P72">L’ajout est t-il arrêté si la liste de question est null ?</text:p>
          </table:table-cell>
          <table:covered-table-cell/>
          <table:covered-table-cell/>
        </table:table-row>
        <table:table-row table:style-name="TableLine1324754543200">
          <table:table-cell table:style-name="Tableau6.A10" office:value-type="string">
            <text:p text:style-name="P72">Questionnaire</text:p>
          </table:table-cell>
          <table:table-cell table:style-name="Tableau6.B10" office:value-type="string">
            <text:p text:style-name="P4">null</text:p>
          </table:table-cell>
          <table:table-cell table:style-name="Tableau6.C10" office:value-type="string">
            <text:p text:style-name="P4">-<text:span text:style-name="T39">2</text:span></text:p>
          </table:table-cell>
        </table:table-row>
      </table:table>
      <text:p text:style-name="P48"/>
      <text:p text:style-name="P48"/>
      <text:p text:style-name="P57"/>
      <text:p text:style-name="P57"/>
      <text:p text:style-name="P63"/>
      <text:p text:style-name="P7"><text:span text:style-name="T10">modifier</text:span><text:span text:style-name="T8">Questionnaire</text:span><text:span text:style-name="T7">(</text:span><text:span text:style-name="T9">S</text:span><text:span text:style-name="T10">tring nomQuestionnaire, List&lt;String&gt; questions)</text:span></text:p>
      <text:p text:style-name="P41"/>
      <table:table table:name="Tableau7" table:style-name="Tableau7">
        <table:table-column table:style-name="Tableau7.A" table:number-columns-repeated="3"/>
        <table:table-row table:style-name="TableLine1324754546192">
          <table:table-cell table:style-name="Tableau7.A1" office:value-type="string">
            <text:p text:style-name="P73">nomQuestionnaire</text:p>
          </table:table-cell>
          <table:table-cell table:style-name="Tableau7.A1" office:value-type="string">
            <text:p text:style-name="P73">questions</text:p>
          </table:table-cell>
          <table:table-cell table:style-name="Tableau7.C1" office:value-type="string">
            <text:p text:style-name="P73">retour</text:p>
          </table:table-cell>
        </table:table-row>
        <table:table-row table:style-name="TableLine1324754541840">
          <table:table-cell table:style-name="Tableau7.A8" office:value-type="string">
            <text:p text:style-name="P75">Questionnaire</text:p>
          </table:table-cell>
          <table:table-cell table:style-name="Tableau7.B8" office:value-type="string">
            <text:p text:style-name="P70">ListeIntituleQuestions<text:span text:style-name="T20">2</text:span> (<text:span text:style-name="T20">1</text:span> élément)</text:p>
          </table:table-cell>
          <table:table-cell table:style-name="Tableau7.C8" office:value-type="string">
            <text:p text:style-name="P87">1</text:p>
          </table:table-cell>
        </table:table-row>
        <table:table-row table:style-name="TableLine1324754542384">
          <table:table-cell table:style-name="Tableau7.A3" table:number-columns-spanned="3" office:value-type="string">
            <text:p text:style-name="P75">La modification est t-elle arrêté si le nom du questionnaire est null ?</text:p>
          </table:table-cell>
          <table:covered-table-cell/>
          <table:covered-table-cell/>
        </table:table-row>
        <table:table-row table:style-name="TableLine1324754553808">
          <table:table-cell table:style-name="Tableau7.A8" office:value-type="string">
            <text:p text:style-name="P74">null</text:p>
          </table:table-cell>
          <table:table-cell table:style-name="Tableau7.B8" office:value-type="string">
            <text:p text:style-name="P70">ListeIntituleQuestions (<text:span text:style-name="T20">1</text:span> élément)</text:p>
          </table:table-cell>
          <table:table-cell table:style-name="Tableau7.C8" office:value-type="string">
            <text:p text:style-name="P75">-2</text:p>
          </table:table-cell>
        </table:table-row>
        <table:table-row table:style-name="TableLine1324754555712">
          <table:table-cell table:style-name="Tableau7.A5" table:number-columns-spanned="3" office:value-type="string">
            <text:p text:style-name="P71">L<text:span text:style-name="T20">a modification est t-elle arrêté si le nom du questionnaire est une chaine vide ?</text:span></text:p>
          </table:table-cell>
          <table:covered-table-cell/>
          <table:covered-table-cell/>
        </table:table-row>
        <table:table-row table:style-name="TableLine1324754551632">
          <table:table-cell table:style-name="Tableau7.A8" office:value-type="string">
            <text:p text:style-name="P71"/>
          </table:table-cell>
          <table:table-cell table:style-name="Tableau7.B8" office:value-type="string">
            <text:p text:style-name="P70">ListeIntituleQuestions (<text:span text:style-name="T20">1</text:span> élément)</text:p>
          </table:table-cell>
          <table:table-cell table:style-name="Tableau7.C8" office:value-type="string">
            <text:p text:style-name="P75">-2</text:p>
          </table:table-cell>
        </table:table-row>
        <table:table-row table:style-name="TableLine1324754539936">
          <table:table-cell table:style-name="Tableau7.A7" table:number-columns-spanned="3" office:value-type="string">
            <text:p text:style-name="P71">L<text:span text:style-name="T20">a modification est t-elle arrêté si le nom du questionnaire est inconnu ?</text:span></text:p>
          </table:table-cell>
          <table:covered-table-cell/>
          <table:covered-table-cell/>
        </table:table-row>
        <table:table-row table:style-name="TableLine1324754542112">
          <table:table-cell table:style-name="Tableau7.A8" office:value-type="string">
            <text:p text:style-name="P75">test</text:p>
          </table:table-cell>
          <table:table-cell table:style-name="Tableau7.B8" office:value-type="string">
            <text:p text:style-name="P70">ListeIntituleQuestions (<text:span text:style-name="T20">1</text:span> élément)</text:p>
          </table:table-cell>
          <table:table-cell table:style-name="Tableau7.C8" office:value-type="string">
            <text:p text:style-name="P75">-1</text:p>
          </table:table-cell>
        </table:table-row>
        <table:table-row table:style-name="TableLine1324754544832">
          <table:table-cell table:style-name="Tableau7.A9" table:number-columns-spanned="3" office:value-type="string">
            <text:p text:style-name="P71">L<text:span text:style-name="T20">a modification est t-elle arrêté si la nouvelle liste est null?</text:span></text:p>
          </table:table-cell>
          <table:covered-table-cell/>
          <table:covered-table-cell/>
        </table:table-row>
        <table:table-row table:style-name="TableLine1324754546464">
          <table:table-cell table:style-name="Tableau7.A10" office:value-type="string">
            <text:p text:style-name="P75">Questionnaire</text:p>
          </table:table-cell>
          <table:table-cell table:style-name="Tableau7.B10" office:value-type="string">
            <text:p text:style-name="P75">null</text:p>
          </table:table-cell>
          <table:table-cell table:style-name="Tableau7.C10" office:value-type="string">
            <text:p text:style-name="P75">-2</text:p>
          </table:table-cell>
        </table:table-row>
      </table:table>
      <text:p text:style-name="P41"/>
      <text:p text:style-name="P40"/>
      <text:p text:style-name="P64"/>
      <text:p text:style-name="P8"><text:span text:style-name="T11">supprimer</text:span><text:span text:style-name="T8">Questionnaire</text:span><text:span text:style-name="T7">(</text:span><text:span text:style-name="T9">String </text:span><text:span text:style-name="T11">nomQuestionnaire)</text:span></text:p>
      <text:p text:style-name="P42"/>
      <table:table table:name="Tableau8" table:style-name="Tableau8">
        <table:table-column table:style-name="Tableau8.A"/>
        <table:table-column table:style-name="Tableau8.B"/>
        <table:table-row table:style-name="TableLine1324754546736">
          <table:table-cell table:style-name="Tableau8.A1" office:value-type="string">
            <text:p text:style-name="P76">nomQuestionnaire</text:p>
          </table:table-cell>
          <table:table-cell table:style-name="Tableau8.B1" office:value-type="string">
            <text:p text:style-name="P76">retour</text:p>
          </table:table-cell>
        </table:table-row>
        <table:table-row table:style-name="TableLine1324754554896">
          <table:table-cell table:style-name="Tableau8.A6" office:value-type="string">
            <text:p text:style-name="P76">Questionnaire</text:p>
          </table:table-cell>
          <table:table-cell table:style-name="Tableau8.B6" office:value-type="string">
            <text:p text:style-name="P76">1</text:p>
          </table:table-cell>
        </table:table-row>
        <table:table-row table:style-name="TableLine1324754548096">
          <table:table-cell table:style-name="Tableau8.A3" table:number-columns-spanned="2" office:value-type="string">
            <text:p text:style-name="P76">La suppression est t-elle arrêté si l’élément n’est pas présent ?</text:p>
          </table:table-cell>
          <table:covered-table-cell/>
        </table:table-row>
        <table:table-row table:style-name="TableLine1324754556528">
          <table:table-cell table:style-name="Tableau8.A4" office:value-type="string">
            <text:p text:style-name="P71">Q<text:span text:style-name="T21">uestionnaire3</text:span></text:p>
          </table:table-cell>
          <table:table-cell table:style-name="Tableau8.B4" office:value-type="string">
            <text:p text:style-name="P76">-1</text:p>
          </table:table-cell>
        </table:table-row>
        <table:table-row table:style-name="TableLine1324754556800">
          <table:table-cell table:style-name="Tableau8.A5" table:number-columns-spanned="2" office:value-type="string">
            <text:p text:style-name="P71">L<text:span text:style-name="T21">a suppression est t-elle arrêté si l’intitulé est null ?</text:span></text:p>
          </table:table-cell>
          <table:covered-table-cell/>
        </table:table-row>
        <table:table-row table:style-name="TableLine1324754548368">
          <table:table-cell table:style-name="Tableau8.A6" office:value-type="string">
            <text:p text:style-name="P77">null</text:p>
          </table:table-cell>
          <table:table-cell table:style-name="Tableau8.B6" office:value-type="string">
            <text:p text:style-name="P77">-2</text:p>
          </table:table-cell>
        </table:table-row>
        <table:table-row table:style-name="TableLine1324754548640">
          <table:table-cell table:style-name="Tableau8.A7" table:number-columns-spanned="2" office:value-type="string">
            <text:p text:style-name="P71">L<text:span text:style-name="T21">a suppression est t-elle arrêté si l’intitulé est une chaine vide ?</text:span></text:p>
          </table:table-cell>
          <table:covered-table-cell/>
        </table:table-row>
        <table:table-row table:style-name="TableLine1324754545920">
          <table:table-cell table:style-name="Tableau8.A8" office:value-type="string">
            <text:p text:style-name="P71"/>
          </table:table-cell>
          <table:table-cell table:style-name="Tableau8.B8" office:value-type="string">
            <text:p text:style-name="P77">-2</text:p>
          </table:table-cell>
        </table:table-row>
      </table:table>
      <text:p text:style-name="P42"/>
      <text:p text:style-name="P42"/>
      <text:p text:style-name="P9"><text:span text:style-name="T12">consulterListe</text:span><text:span text:style-name="T8">Question</text:span><text:span text:style-name="T11">(</text:span><text:span text:style-name="T9">String </text:span><text:span text:style-name="T11">nomQuestionnaire)</text:span></text:p>
      <text:p text:style-name="P43"/>
      <table:table table:name="Tableau9" table:style-name="Tableau9">
        <table:table-column table:style-name="Tableau9.A"/>
        <table:table-column table:style-name="Tableau9.B"/>
        <table:table-row table:style-name="TableLine1324754547008">
          <table:table-cell table:style-name="Tableau9.A1" office:value-type="string">
            <text:p text:style-name="P77">nomQuestionnaire</text:p>
          </table:table-cell>
          <table:table-cell table:style-name="Tableau9.B1" office:value-type="string">
            <text:p text:style-name="P77">retour</text:p>
          </table:table-cell>
        </table:table-row>
        <table:table-row table:style-name="TableLine1324754561424">
          <table:table-cell table:style-name="Tableau9.A2" office:value-type="string">
            <text:p text:style-name="P77">Questionnaire</text:p>
          </table:table-cell>
          <table:table-cell table:style-name="Tableau9.B2" office:value-type="string">
            <text:p text:style-name="P77">True</text:p>
          </table:table-cell>
        </table:table-row>
        <table:table-row table:style-name="TableLine1324754562784">
          <table:table-cell table:style-name="Tableau9.A3" table:number-columns-spanned="2" office:value-type="string">
            <text:p text:style-name="P77">La consultation d’un élément inconnu fonctionne t-elle ?</text:p>
          </table:table-cell>
          <table:covered-table-cell/>
        </table:table-row>
        <table:table-row table:style-name="TableLine1324754558976">
          <table:table-cell table:style-name="Tableau9.A6" office:value-type="string">
            <text:p text:style-name="P71">Q<text:span text:style-name="T22">uestionnaire2</text:span></text:p>
          </table:table-cell>
          <table:table-cell table:style-name="Tableau9.B6" office:value-type="string">
            <text:p text:style-name="P77">False</text:p>
          </table:table-cell>
        </table:table-row>
        <table:table-row table:style-name="TableLine1324754558160">
          <table:table-cell table:style-name="Tableau9.A5" table:number-columns-spanned="2" office:value-type="string">
            <text:p text:style-name="P77">La consultation d’un élément null fonctionne t-elle ?</text:p>
          </table:table-cell>
          <table:covered-table-cell/>
        </table:table-row>
        <table:table-row table:style-name="TableLine1324754573936">
          <table:table-cell table:style-name="Tableau9.A6" office:value-type="string">
            <text:p text:style-name="P71">n<text:span text:style-name="T22">ull</text:span></text:p>
          </table:table-cell>
          <table:table-cell table:style-name="Tableau9.B6" office:value-type="string">
            <text:p text:style-name="P77">False</text:p>
          </table:table-cell>
        </table:table-row>
        <table:table-row table:style-name="TableLine1324754563056">
          <table:table-cell table:style-name="Tableau9.A7" table:number-columns-spanned="2" office:value-type="string">
            <text:p text:style-name="P77">La consultation d’un élément vide fonctionne t-elle ?</text:p>
          </table:table-cell>
          <table:covered-table-cell/>
        </table:table-row>
        <table:table-row table:style-name="TableLine1324754570672">
          <table:table-cell table:style-name="Tableau9.A8" office:value-type="string">
            <text:p text:style-name="P71"/>
          </table:table-cell>
          <table:table-cell table:style-name="Tableau9.B8" office:value-type="string">
            <text:p text:style-name="P77">False</text:p>
          </table:table-cell>
        </table:table-row>
      </table:table>
      <text:p text:style-name="P43"/>
      <text:p text:style-name="P65"/>
      <text:p text:style-name="P13"><text:span text:style-name="T17">Tests unitaires de </text:span><text:span text:style-name="T18">Questionnaire</text:span><text:span text:style-name="T17"> : </text:span></text:p>
      <text:p text:style-name="P49"/>
      <text:p text:style-name="P13"><text:span text:style-name="T8">ajouterQuestion</text:span><text:span text:style-name="T13">Boolenne</text:span><text:span text:style-name="T11">(</text:span><text:span text:style-name="T9">String </text:span><text:span text:style-name="T13">intitule, boolean defaut)</text:span></text:p>
      <text:p text:style-name="P44"/>
      <table:table table:name="Tableau10" table:style-name="Tableau10">
        <table:table-column table:style-name="Tableau10.A" table:number-columns-repeated="3"/>
        <table:table-row table:style-name="TableLine1324754570944">
          <table:table-cell table:style-name="Tableau10.A1" office:value-type="string">
            <text:p text:style-name="P78">intitule</text:p>
          </table:table-cell>
          <table:table-cell table:style-name="Tableau10.A1" office:value-type="string">
            <text:p text:style-name="P78">defaut</text:p>
          </table:table-cell>
          <table:table-cell table:style-name="Tableau10.C1" office:value-type="string">
            <text:p text:style-name="P78">retour</text:p>
          </table:table-cell>
        </table:table-row>
        <table:table-row table:style-name="TableLine1324754565776">
          <table:table-cell table:style-name="Tableau10.B8" office:value-type="string">
            <text:p text:style-name="P78">Qui suis je ?</text:p>
          </table:table-cell>
          <table:table-cell table:style-name="Tableau10.B8" office:value-type="string">
            <text:p text:style-name="P71">t<text:span text:style-name="T25">rue</text:span></text:p>
          </table:table-cell>
          <table:table-cell table:style-name="Tableau10.C8" office:value-type="string">
            <text:p text:style-name="P78">True</text:p>
          </table:table-cell>
        </table:table-row>
        <table:table-row table:style-name="TableLine1324754567680">
          <table:table-cell table:style-name="Tableau10.A3" table:number-columns-spanned="3" office:value-type="string">
            <text:p text:style-name="P78">Le cas de doublons est t-il gérer ?</text:p>
          </table:table-cell>
          <table:covered-table-cell/>
          <table:covered-table-cell/>
        </table:table-row>
        <table:table-row table:style-name="TableLine1324754566592">
          <table:table-cell table:style-name="Tableau10.B8" office:value-type="string">
            <text:p text:style-name="P71">Q<text:span text:style-name="T25">ui suis je ?</text:span></text:p>
          </table:table-cell>
          <table:table-cell table:style-name="Tableau10.B8" office:value-type="string">
            <text:p text:style-name="P71">f<text:span text:style-name="T25">alse</text:span></text:p>
          </table:table-cell>
          <table:table-cell table:style-name="Tableau10.C8" office:value-type="string">
            <text:p text:style-name="P78">False</text:p>
          </table:table-cell>
        </table:table-row>
        <table:table-row table:style-name="TableLine1324754571488">
          <table:table-cell table:style-name="Tableau10.A5" table:number-columns-spanned="3" office:value-type="string">
            <text:p text:style-name="P78">L’ajout est t-il arrêté si l’intitulé est null ?</text:p>
          </table:table-cell>
          <table:covered-table-cell/>
          <table:covered-table-cell/>
        </table:table-row>
        <table:table-row table:style-name="TableLine1324754558704">
          <table:table-cell table:style-name="Tableau10.B8" office:value-type="string">
            <text:p text:style-name="P71">n<text:span text:style-name="T25">ull</text:span></text:p>
          </table:table-cell>
          <table:table-cell table:style-name="Tableau10.B8" office:value-type="string">
            <text:p text:style-name="P78">false</text:p>
          </table:table-cell>
          <table:table-cell table:style-name="Tableau10.C8" office:value-type="string">
            <text:p text:style-name="P78">False</text:p>
          </table:table-cell>
        </table:table-row>
        <table:table-row table:style-name="TableLine1324754564144">
          <table:table-cell table:style-name="Tableau10.A7" table:number-columns-spanned="3" office:value-type="string">
            <text:p text:style-name="P78">L’ajout est t-il arrêté si l’intitulé est une chaine vide ?</text:p>
          </table:table-cell>
          <table:covered-table-cell/>
          <table:covered-table-cell/>
        </table:table-row>
        <table:table-row table:style-name="TableLine1324754559248">
          <table:table-cell table:style-name="Tableau10.B8" office:value-type="string">
            <text:p text:style-name="P71"/>
          </table:table-cell>
          <table:table-cell table:style-name="Tableau10.B8" office:value-type="string">
            <text:p text:style-name="P71">t<text:span text:style-name="T25">rue</text:span></text:p>
          </table:table-cell>
          <table:table-cell table:style-name="Tableau10.C8" office:value-type="string">
            <text:p text:style-name="P78">False</text:p>
          </table:table-cell>
        </table:table-row>
      </table:table>
      <text:p text:style-name="P44"/>
      <text:p text:style-name="P44"/>
      <text:p text:style-name="P13"><text:span text:style-name="T14">modifier</text:span><text:span text:style-name="T8">Question</text:span><text:span text:style-name="T13">Boo</text:span><text:span text:style-name="T14">lenne</text:span><text:span text:style-name="T11">(</text:span><text:span text:style-name="T9">String </text:span><text:span text:style-name="T13">intitule, boolean defaut)</text:span></text:p>
      <text:p text:style-name="P44"/>
      <table:table table:name="Tableau11" table:style-name="Tableau11">
        <table:table-column table:style-name="Tableau11.A" table:number-columns-repeated="3"/>
        <table:table-column table:style-name="Tableau11.D"/>
        <table:table-row table:style-name="TableLine1324754574208">
          <table:table-cell table:style-name="Tableau11.A1" office:value-type="string">
            <text:p text:style-name="P79">ancienIntitule</text:p>
          </table:table-cell>
          <table:table-cell table:style-name="Tableau11.A1" office:value-type="string">
            <text:p text:style-name="P79">nouveauIntitule</text:p>
          </table:table-cell>
          <table:table-cell table:style-name="Tableau11.A1" office:value-type="string">
            <text:p text:style-name="P79">defaut</text:p>
          </table:table-cell>
          <table:table-cell table:style-name="Tableau11.D1" office:value-type="string">
            <text:p text:style-name="P79">retour</text:p>
          </table:table-cell>
        </table:table-row>
        <table:table-row table:style-name="TableLine1324754560608">
          <table:table-cell table:style-name="Tableau11.A8" office:value-type="string">
            <text:p text:style-name="P79">Qui suis je ?</text:p>
          </table:table-cell>
          <table:table-cell table:style-name="Tableau11.C8" office:value-type="string">
            <text:p text:style-name="P71">Q<text:span text:style-name="T26">ui est tu ?</text:span></text:p>
          </table:table-cell>
          <table:table-cell table:style-name="Tableau11.C8" office:value-type="string">
            <text:p text:style-name="P71">f<text:span text:style-name="T26">alse</text:span></text:p>
          </table:table-cell>
          <table:table-cell table:style-name="Tableau11.D8" office:value-type="string">
            <text:p text:style-name="P79">True</text:p>
          </table:table-cell>
        </table:table-row>
        <table:table-row table:style-name="TableLine1324754564688">
          <table:table-cell table:style-name="Tableau11.A3" table:number-columns-spanned="4" office:value-type="string">
            <text:p text:style-name="P79">La modification est t-elle arrêté si le nom de la question est inconnu ?</text:p>
          </table:table-cell>
          <table:covered-table-cell/>
          <table:covered-table-cell/>
          <table:covered-table-cell/>
        </table:table-row>
        <table:table-row table:style-name="TableLine1324754566048">
          <table:table-cell table:style-name="Tableau11.A8" office:value-type="string">
            <text:p text:style-name="P79">Qui est la ?</text:p>
          </table:table-cell>
          <table:table-cell table:style-name="Tableau11.C8" office:value-type="string">
            <text:p text:style-name="P71">Q<text:span text:style-name="T26">ui etes vous ?</text:span></text:p>
          </table:table-cell>
          <table:table-cell table:style-name="Tableau11.C8" office:value-type="string">
            <text:p text:style-name="P71">t<text:span text:style-name="T26">rue</text:span></text:p>
          </table:table-cell>
          <table:table-cell table:style-name="Tableau11.D8" office:value-type="string">
            <text:p text:style-name="P79">False</text:p>
          </table:table-cell>
        </table:table-row>
        <table:table-row table:style-name="TableLine1324754562240">
          <table:table-cell table:style-name="Tableau11.A5" table:number-columns-spanned="4" office:value-type="string">
            <text:p text:style-name="P71">L<text:span text:style-name="T26">a modification est t-elle arrêté si le nom de la question des null ?</text:span></text:p>
          </table:table-cell>
          <table:covered-table-cell/>
          <table:covered-table-cell/>
          <table:covered-table-cell/>
        </table:table-row>
        <table:table-row table:style-name="TableLine1324754569856">
          <table:table-cell table:style-name="Tableau11.A8" office:value-type="string">
            <text:p text:style-name="P79">null</text:p>
          </table:table-cell>
          <table:table-cell table:style-name="Tableau11.C8" office:value-type="string">
            <text:p text:style-name="P79">Qui etes vous ?</text:p>
          </table:table-cell>
          <table:table-cell table:style-name="Tableau11.C8" office:value-type="string">
            <text:p text:style-name="P71">t<text:span text:style-name="T26">rue</text:span></text:p>
          </table:table-cell>
          <table:table-cell table:style-name="Tableau11.D8" office:value-type="string">
            <text:p text:style-name="P79">False</text:p>
          </table:table-cell>
        </table:table-row>
        <table:table-row table:style-name="TableLine1324754567408">
          <table:table-cell table:style-name="Tableau11.A7" table:number-columns-spanned="4" office:value-type="string">
            <text:p text:style-name="P71">L<text:span text:style-name="T26">a modification est t-elle arrêté si le nom de la question des vide?</text:span></text:p>
          </table:table-cell>
          <table:covered-table-cell/>
          <table:covered-table-cell/>
          <table:covered-table-cell/>
        </table:table-row>
        <table:table-row table:style-name="TableLine1324754568768">
          <table:table-cell table:style-name="Tableau11.A8" office:value-type="string">
            <text:p text:style-name="P71"/>
          </table:table-cell>
          <table:table-cell table:style-name="Tableau11.C8" office:value-type="string">
            <text:p text:style-name="P79">Qui etes vous ?</text:p>
          </table:table-cell>
          <table:table-cell table:style-name="Tableau11.C8" office:value-type="string">
            <text:p text:style-name="P71">t<text:span text:style-name="T26">rue</text:span></text:p>
          </table:table-cell>
          <table:table-cell table:style-name="Tableau11.D8" office:value-type="string">
            <text:p text:style-name="P79">False</text:p>
          </table:table-cell>
        </table:table-row>
        <table:table-row table:style-name="TableLine1324754569040">
          <table:table-cell table:style-name="Tableau11.A9" table:number-columns-spanned="4" office:value-type="string">
            <text:p text:style-name="P79">La modification est t-elle arrêté si le nouveau <text:s/>nom de la question est null ?</text:p>
          </table:table-cell>
          <table:covered-table-cell/>
          <table:covered-table-cell/>
          <table:covered-table-cell/>
        </table:table-row>
        <table:table-row table:style-name="TableLine1324754569584">
          <table:table-cell table:style-name="Tableau11.A10" office:value-type="string">
            <text:p text:style-name="P79">Qui est tu ?</text:p>
          </table:table-cell>
          <table:table-cell table:style-name="Tableau11.C10" office:value-type="string">
            <text:p text:style-name="P71">n<text:span text:style-name="T26">ull</text:span></text:p>
          </table:table-cell>
          <table:table-cell table:style-name="Tableau11.C10" office:value-type="string">
            <text:p text:style-name="P79">true</text:p>
          </table:table-cell>
          <table:table-cell table:style-name="Tableau11.D10" office:value-type="string">
            <text:p text:style-name="P79">False</text:p>
          </table:table-cell>
        </table:table-row>
        <table:table-row table:style-name="TableLine1324754572576">
          <table:table-cell table:style-name="Tableau11.A11" table:number-columns-spanned="4" office:value-type="string">
            <text:p text:style-name="P79">La modification est t-elle arrêté si le nouveau <text:s/>nom de la question est vide?</text:p>
          </table:table-cell>
          <table:covered-table-cell/>
          <table:covered-table-cell/>
          <table:covered-table-cell/>
        </table:table-row>
        <table:table-row table:style-name="TableLine1324754573120">
          <table:table-cell table:style-name="Tableau11.A12" office:value-type="string">
            <text:p text:style-name="P79">Qui est tu ?</text:p>
          </table:table-cell>
          <table:table-cell table:style-name="Tableau11.C12" office:value-type="string">
            <text:p text:style-name="P71"/>
          </table:table-cell>
          <table:table-cell table:style-name="Tableau11.C12" office:value-type="string">
            <text:p text:style-name="P71">t<text:span text:style-name="T26">rue</text:span></text:p>
          </table:table-cell>
          <table:table-cell table:style-name="Tableau11.D12" office:value-type="string">
            <text:p text:style-name="P79">False</text:p>
          </table:table-cell>
        </table:table-row>
      </table:table>
      <text:p text:style-name="P44"/>
      <text:p text:style-name="P66"/>
      <text:p text:style-name="P14"><text:span text:style-name="T15">supprimerQuestion</text:span><text:span text:style-name="T11">(</text:span><text:span text:style-name="T15">String intitule</text:span><text:span text:style-name="T13">)</text:span></text:p>
      <text:p text:style-name="P45"/>
      <table:table table:name="Tableau12" table:style-name="Tableau12">
        <table:table-column table:style-name="Tableau12.A"/>
        <table:table-column table:style-name="Tableau12.B"/>
        <table:table-row table:style-name="TableLine1324754567952">
          <table:table-cell table:style-name="Tableau12.A1" office:value-type="string">
            <text:p text:style-name="P80">intitule</text:p>
          </table:table-cell>
          <table:table-cell table:style-name="Tableau12.B1" office:value-type="string">
            <text:p text:style-name="P80">retour</text:p>
          </table:table-cell>
        </table:table-row>
        <table:table-row table:style-name="Tableau12.2">
          <table:table-cell table:style-name="Tableau12.A2" office:value-type="string">
            <text:p text:style-name="P80">Qui suis je ?</text:p>
          </table:table-cell>
          <table:table-cell table:style-name="Tableau12.B2" office:value-type="string">
            <text:p text:style-name="P80">True</text:p>
          </table:table-cell>
        </table:table-row>
        <table:table-row table:style-name="TableLine1324754582912">
          <table:table-cell table:style-name="Tableau12.A3" table:number-columns-spanned="2" office:value-type="string">
            <text:p text:style-name="P80">La suppression fonctionne t-elle si la liste de question est vide ?</text:p>
          </table:table-cell>
          <table:covered-table-cell/>
        </table:table-row>
        <table:table-row table:style-name="TableLine1324754581280">
          <table:table-cell table:style-name="Tableau12.A4" office:value-type="string">
            <text:p text:style-name="P80">test</text:p>
          </table:table-cell>
          <table:table-cell table:style-name="Tableau12.B4" office:value-type="string">
            <text:p text:style-name="P80">False</text:p>
          </table:table-cell>
        </table:table-row>
        <table:table-row table:style-name="TableLine1324754583728">
          <table:table-cell table:style-name="Tableau12.A5" table:number-columns-spanned="2" office:value-type="string">
            <text:p text:style-name="P80">La suppression est t-elle arrêté si l’élément n’est pas présent ?</text:p>
          </table:table-cell>
          <table:covered-table-cell/>
        </table:table-row>
        <table:table-row table:style-name="TableLine1324754582096">
          <table:table-cell table:style-name="Tableau12.A8" office:value-type="string">
            <text:p text:style-name="P80">Qui est la ?</text:p>
          </table:table-cell>
          <table:table-cell table:style-name="Tableau12.B8" office:value-type="string">
            <text:p text:style-name="P71">F<text:span text:style-name="T27">alse</text:span></text:p>
          </table:table-cell>
        </table:table-row>
        <table:table-row table:style-name="TableLine1324754583456">
          <table:table-cell table:style-name="Tableau12.A7" table:number-columns-spanned="2" office:value-type="string">
            <text:p text:style-name="P80">La suppression est t-elle arrêté si l’intitulé est null ?</text:p>
          </table:table-cell>
          <table:covered-table-cell/>
        </table:table-row>
        <table:table-row table:style-name="TableLine1324754579648">
          <table:table-cell table:style-name="Tableau12.A8" office:value-type="string">
            <text:p text:style-name="P71">n<text:span text:style-name="T27">ull</text:span></text:p>
          </table:table-cell>
          <table:table-cell table:style-name="Tableau12.B8" office:value-type="string">
            <text:p text:style-name="P80">False</text:p>
          </table:table-cell>
        </table:table-row>
        <table:table-row table:style-name="TableLine1324754578288">
          <table:table-cell table:style-name="Tableau12.A9" table:number-columns-spanned="2" office:value-type="string">
            <text:p text:style-name="P71">L<text:span text:style-name="T27">a suppression est t-elle arrêté si l’intitulé est vide ?</text:span></text:p>
          </table:table-cell>
          <table:covered-table-cell/>
        </table:table-row>
        <table:table-row table:style-name="TableLine1324754574480">
          <table:table-cell table:style-name="Tableau12.A10" office:value-type="string">
            <text:p text:style-name="P71"/>
          </table:table-cell>
          <table:table-cell table:style-name="Tableau12.B10" office:value-type="string">
            <text:p text:style-name="P80">False</text:p>
          </table:table-cell>
        </table:table-row>
      </table:table>
      <text:p text:style-name="P45"/>
      <text:p text:style-name="P45"/>
      <text:p text:style-name="P45"/>
      <text:p text:style-name="P54"><text:span text:style-name="T3">Tests unitaires de Gestion</text:span><text:span text:style-name="T4">Reponses</text:span><text:span text:style-name="T3"> :</text:span></text:p>
      <text:p text:style-name="P58"/>
      <text:p text:style-name="P94"><text:span text:style-name="T16">ajouterReponses</text:span><text:span text:style-name="T11">(</text:span><text:span text:style-name="T16">Integer numeroSemaine, Date date, Sportif unSportif, Questionnaire unQuestionnaire, Map&lt;String, Integer&gt; listeReponses</text:span><text:span text:style-name="T13">)</text:span></text:p>
      <text:p text:style-name="P55">ajouterReponses(<text:span text:style-name="T36">Calendar date, Sportif unSportif, Questionnaire question, <text:s/>List&lt;Integer&gt; reponse</text:span>)</text:p>
      <text:p text:style-name="P55"/>
      <text:p text:style-name="P56"/>
      <text:p text:style-name="P56">sportif : </text:p>
      <text:p text:style-name="P95"><text:span text:style-name="T40">- nom : </text:span><text:span text:style-name="T41">Ondra</text:span></text:p>
      <text:p text:style-name="P95"><text:span text:style-name="T40">- prenom :</text:span><text:span text:style-name="T41"> Adam</text:span></text:p>
      <text:p text:style-name="P95"><text:span text:style-name="T40">- pseudo : </text:span><text:span text:style-name="T41">grinpeurDu57</text:span></text:p>
      <text:p text:style-name="P95"><text:span text:style-name="T40">- mot de passe : </text:span><text:span text:style-name="T41">leRageux</text:span></text:p>
      <text:p text:style-name="P56">- date de naissance : 197<text:span text:style-name="T44">6</text:span>/0<text:span text:style-name="T44">7</text:span>/0<text:span text:style-name="T44">3</text:span></text:p>
      <text:p text:style-name="P56"/>
      <text:p text:style-name="P59"><text:span text:style-name="T53">ajouterUnSportif(</text:span><text:span text:style-name="T50">"Ondra"</text:span><text:span text:style-name="T53">, </text:span><text:span text:style-name="T50">"Adam"</text:span><text:span text:style-name="T53">, </text:span><text:span text:style-name="T50">"grinpeurDu57"</text:span><text:span text:style-name="T53">, </text:span><text:span text:style-name="T50">"leRageux"</text:span><text:span text:style-name="T53">, </text:span><text:span text:style-name="T52">dateSportif8</text:span><text:span text:style-name="T53">)</text:span></text:p>
      <text:p text:style-name="P59"/>
      <text:p text:style-name="P59">question <text:span text:style-name="T44">et leurs réponses </text:span>:</text:p>
      <text:p text:style-name="P95"><text:span text:style-name="T47">- «question 1» : </text:span><text:span text:style-name="T48">1</text:span></text:p>
      <text:p text:style-name="P95"><text:span text:style-name="T47">- «question 2» : </text:span><text:span text:style-name="T48">0</text:span></text:p>
      <text:p text:style-name="P94"><text:span text:style-name="T48">- «question 3</text:span><text:span text:style-name="T47">» : </text:span><text:span text:style-name="T48">1</text:span></text:p>
      <text:p text:style-name="P4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Line1324754582640">
          <table:table-cell table:style-name="Tableau14.A1" office:value-type="string">
            <text:p text:style-name="P83">date</text:p>
          </table:table-cell>
          <table:table-cell table:style-name="Tableau14.A1" office:value-type="string">
            <text:p text:style-name="P83">unSportif</text:p>
          </table:table-cell>
          <table:table-cell table:style-name="Tableau14.A1" office:value-type="string">
            <text:p text:style-name="P83">question</text:p>
          </table:table-cell>
          <table:table-cell table:style-name="Tableau14.A1" office:value-type="string">
            <text:p text:style-name="P83">reponse</text:p>
          </table:table-cell>
          <table:table-cell table:style-name="Tableau14.E1" office:value-type="string">
            <text:p text:style-name="P81">retour</text:p>
          </table:table-cell>
        </table:table-row>
        <table:table-row table:style-name="Tableau14.2">
          <table:table-cell table:style-name="Tableau14.A2" office:value-type="string">
            <text:p text:style-name="P83">2020/06/22</text:p>
          </table:table-cell>
          <table:table-cell table:style-name="Tableau14.B2" office:value-type="string">
            <text:p text:style-name="P115">unSportif</text:p>
          </table:table-cell>
          <table:table-cell table:style-name="Tableau14.C2" office:value-type="string">
            <text:p text:style-name="P115">unQuestionnaire</text:p>
          </table:table-cell>
          <table:table-cell table:style-name="Tableau14.D2" office:value-type="string">
            <text:p text:style-name="P115">listeReponses</text:p>
          </table:table-cell>
          <table:table-cell table:style-name="Tableau14.E2" office:value-type="string">
            <text:p text:style-name="P115">1</text:p>
          </table:table-cell>
        </table:table-row>
        <table:table-row table:style-name="TableLine1324754576656">
          <table:table-cell table:style-name="Tableau14.A3" table:number-columns-spanned="5" office:value-type="string">
            <text:p text:style-name="P83">L’ajout fonctionne t’il si les données sont erronées ?</text:p>
          </table:table-cell>
          <table:covered-table-cell/>
          <table:covered-table-cell/>
          <table:covered-table-cell/>
          <table:covered-table-cell/>
        </table:table-row>
        <table:table-row table:style-name="TableLine1324754584544">
          <table:table-cell table:style-name="Tableau14.A4" office:value-type="string">
            <text:p text:style-name="P84">null</text:p>
          </table:table-cell>
          <table:table-cell table:style-name="Tableau14.B4" office:value-type="string">
            <text:p text:style-name="P83">null</text:p>
          </table:table-cell>
          <table:table-cell table:style-name="Tableau14.C4" office:value-type="string">
            <text:p text:style-name="P83">null</text:p>
          </table:table-cell>
          <table:table-cell table:style-name="Tableau14.D4" office:value-type="string">
            <text:p text:style-name="P83">null </text:p>
          </table:table-cell>
          <table:table-cell table:style-name="Tableau14.E4" office:value-type="string">
            <text:p text:style-name="P83">-<text:span text:style-name="T44">2</text:span></text:p>
          </table:table-cell>
        </table:table-row>
      </table:table>
      <text:p text:style-name="P112"/>
      <text:p text:style-name="P112"/>
      <text:p text:style-name="P114"><text:soft-page-break/><text:span text:style-name="T42">modifierReponses(</text:span><text:span text:style-name="T43">Integer</text:span><text:span text:style-name="T42"> numeroSemaine, </text:span><text:span text:style-name="T43">Date</text:span><text:span text:style-name="T42"> </text:span><text:span text:style-name="T43">date</text:span><text:span text:style-name="T42">, Sportif unSportif, Questionnaire question, List&lt;Integer&gt; reponse)</text:span></text:p>
      <text:p text:style-name="P56"/>
      <text:p text:style-name="P46"/>
      <text:p text:style-name="P56">sportif : </text:p>
      <text:p text:style-name="P94"><text:span text:style-name="T40">- nom : </text:span><text:span text:style-name="T41">Ondra</text:span></text:p>
      <text:p text:style-name="P94"><text:span text:style-name="T40">- prenom :</text:span><text:span text:style-name="T41"> Adam</text:span></text:p>
      <text:p text:style-name="P94"><text:span text:style-name="T40">- pseudo : </text:span><text:span text:style-name="T41">grinpeurDu57</text:span></text:p>
      <text:p text:style-name="P94"><text:span text:style-name="T40">- mot de passe : </text:span><text:span text:style-name="T41">leRageux</text:span></text:p>
      <text:p text:style-name="P92">- date de naissance : 197<text:span text:style-name="T44">6</text:span>/0<text:span text:style-name="T44">7</text:span>/0<text:span text:style-name="T44">3</text:span></text:p>
      <text:p text:style-name="P92"/>
      <text:p text:style-name="P100"><text:span text:style-name="T53">ajouterUnSportif(</text:span><text:span text:style-name="T50">"Ondra"</text:span><text:span text:style-name="T53">, </text:span><text:span text:style-name="T50">"Adam"</text:span><text:span text:style-name="T53">, </text:span><text:span text:style-name="T50">"grinpeurDu57"</text:span><text:span text:style-name="T53">, </text:span><text:span text:style-name="T50">"leRageux"</text:span><text:span text:style-name="T53">, </text:span><text:span text:style-name="T52">dateSportif8</text:span><text:span text:style-name="T53">)</text:span></text:p>
      <text:p text:style-name="P92"/>
      <text:p text:style-name="P100">question <text:span text:style-name="T44">et leurs réponses </text:span>:</text:p>
      <text:p text:style-name="P94"><text:span text:style-name="T47">- «question 1» : </text:span><text:span text:style-name="T48">1</text:span></text:p>
      <text:p text:style-name="P94"><text:span text:style-name="T47">- «question 2» : </text:span><text:span text:style-name="T48">0</text:span></text:p>
      <text:p text:style-name="P100"><text:span text:style-name="T44">- «question 3</text:span>» : <text:span text:style-name="T44">1</text:span></text:p>
      <text:p text:style-name="P56"/>
      <text:p text:style-name="P47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 table:style-name="TableLine1324754575568">
          <table:table-cell table:style-name="Tableau15.A1" office:value-type="string">
            <text:p text:style-name="P85">numeroSemaine</text:p>
          </table:table-cell>
          <table:table-cell table:style-name="Tableau15.A1" office:value-type="string">
            <text:p text:style-name="P83">date</text:p>
          </table:table-cell>
          <table:table-cell table:style-name="Tableau15.A1" office:value-type="string">
            <text:p text:style-name="P83">unSportif</text:p>
          </table:table-cell>
          <table:table-cell table:style-name="Tableau15.A1" office:value-type="string">
            <text:p text:style-name="P83">question</text:p>
          </table:table-cell>
          <table:table-cell table:style-name="Tableau15.A1" office:value-type="string">
            <text:p text:style-name="P83">reponse</text:p>
          </table:table-cell>
          <table:table-cell table:style-name="Tableau15.F1" office:value-type="string">
            <text:p text:style-name="P82">retour</text:p>
          </table:table-cell>
        </table:table-row>
        <table:table-row table:style-name="Tableau15.2">
          <table:table-cell table:style-name="Tableau15.A2" office:value-type="string">
            <text:p text:style-name="P115">10</text:p>
          </table:table-cell>
          <table:table-cell table:style-name="Tableau15.B2" office:value-type="string">
            <text:p text:style-name="P83">2020/06/22</text:p>
          </table:table-cell>
          <table:table-cell table:style-name="Tableau15.C2" office:value-type="string">
            <text:p text:style-name="P115">unSportif</text:p>
          </table:table-cell>
          <table:table-cell table:style-name="Tableau15.D2" office:value-type="string">
            <text:p text:style-name="P115">unQuestionnaire</text:p>
          </table:table-cell>
          <table:table-cell table:style-name="Tableau15.E2" office:value-type="string">
            <text:p text:style-name="P83">reponse</text:p>
          </table:table-cell>
          <table:table-cell table:style-name="Tableau15.F2" office:value-type="string">
            <text:p text:style-name="P118">1</text:p>
          </table:table-cell>
        </table:table-row>
        <table:table-row table:style-name="Tableau15.2">
          <table:table-cell table:style-name="Tableau15.A3" table:number-columns-spanned="6" office:value-type="string">
            <text:p text:style-name="P85">La modification fonctionne t’elle <text:s/>si les données sont erronées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4" office:value-type="string">
            <text:p text:style-name="P85">null</text:p>
          </table:table-cell>
          <table:table-cell table:style-name="Tableau15.B4" office:value-type="string">
            <text:p text:style-name="P85">null</text:p>
          </table:table-cell>
          <table:table-cell table:style-name="Tableau15.C4" office:value-type="string">
            <text:p text:style-name="P85">null</text:p>
          </table:table-cell>
          <table:table-cell table:style-name="Tableau15.D4" office:value-type="string">
            <text:p text:style-name="P85">null</text:p>
          </table:table-cell>
          <table:table-cell table:style-name="Tableau15.E4" office:value-type="string">
            <text:p text:style-name="P85">null</text:p>
          </table:table-cell>
          <table:table-cell table:style-name="Tableau15.F4" office:value-type="string">
            <text:p text:style-name="P85">-<text:span text:style-name="T54">2</text:span></text:p>
          </table:table-cell>
        </table:table-row>
      </table:table>
      <text:p text:style-name="P47"/>
      <text:p text:style-name="P47"/>
      <text:p text:style-name="P47"/>
      <text:p text:style-name="P110"><text:span text:style-name="T46">consulterReponses(Integer </text:span><text:span text:style-name="T51">numeroSemaine</text:span><text:span text:style-name="T46">, Sportif </text:span><text:span text:style-name="T51">unSportif</text:span><text:span text:style-name="T46">,Questionnaire </text:span><text:span text:style-name="T51">unQuestionnaire</text:span><text:span text:style-name="T46">)</text:span></text:p>
      <text:p text:style-name="P46"/>
      <text:p text:style-name="P93">sportif : </text:p>
      <text:p text:style-name="P96"><text:span text:style-name="T40">- nom : </text:span><text:span text:style-name="T41">Ondra</text:span></text:p>
      <text:p text:style-name="P96"><text:span text:style-name="T40">- prenom :</text:span><text:span text:style-name="T41"> Adam</text:span></text:p>
      <text:p text:style-name="P96"><text:span text:style-name="T40">- pseudo : </text:span><text:span text:style-name="T41">grinpeurDu57</text:span></text:p>
      <text:p text:style-name="P96"><text:span text:style-name="T40">- mot de passe : </text:span><text:span text:style-name="T41">leRageux</text:span></text:p>
      <text:p text:style-name="P93">- date de naissance : 197<text:span text:style-name="T44">6</text:span>/0<text:span text:style-name="T44">7</text:span>/0<text:span text:style-name="T44">3</text:span></text:p>
      <text:p text:style-name="P93"/>
      <text:p text:style-name="P101"><text:span text:style-name="T53">ajouterUnSportif(</text:span><text:span text:style-name="T50">"Ondra"</text:span><text:span text:style-name="T53">, </text:span><text:span text:style-name="T50">"Adam"</text:span><text:span text:style-name="T53">, </text:span><text:span text:style-name="T50">"grinpeurDu57"</text:span><text:span text:style-name="T53">, </text:span><text:span text:style-name="T50">"leRageux"</text:span><text:span text:style-name="T53">, </text:span><text:span text:style-name="T52">dateSportif8</text:span><text:span text:style-name="T53">)</text:span></text:p>
      <text:p text:style-name="P93"/>
      <text:p text:style-name="P101">question <text:span text:style-name="T44">et leurs réponses </text:span>:</text:p>
      <text:p text:style-name="P96"><text:span text:style-name="T47">- «question 1» : </text:span><text:span text:style-name="T48">1</text:span></text:p>
      <text:p text:style-name="P96"><text:span text:style-name="T47">- «question 2» : </text:span><text:span text:style-name="T48">0</text:span></text:p>
      <text:p text:style-name="P101"><text:span text:style-name="T44">- «question 3</text:span>» : <text:span text:style-name="T44">1</text:span></text:p>
      <text:p text:style-name="P4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Line1324764001040">
          <table:table-cell table:style-name="Tableau16.A1" office:value-type="string">
            <text:p text:style-name="P118">numeroSemaine</text:p>
          </table:table-cell>
          <table:table-cell table:style-name="Tableau16.A1" office:value-type="string">
            <text:p text:style-name="P119">unSportif</text:p>
          </table:table-cell>
          <table:table-cell table:style-name="Tableau16.A1" office:value-type="string">
            <text:p text:style-name="P119">question</text:p>
          </table:table-cell>
          <table:table-cell table:style-name="Tableau16.D1" office:value-type="string">
            <text:p text:style-name="P120">retour</text:p>
          </table:table-cell>
        </table:table-row>
        <table:table-row table:style-name="Tableau16.2">
          <table:table-cell table:style-name="Tableau16.A2" office:value-type="string">
            <text:p text:style-name="P118">10</text:p>
          </table:table-cell>
          <table:table-cell table:style-name="Tableau16.B2" office:value-type="string">
            <text:p text:style-name="P116">unSportif</text:p>
          </table:table-cell>
          <table:table-cell table:style-name="Tableau16.C2" office:value-type="string">
            <text:p text:style-name="P116">unQuestionnaire</text:p>
          </table:table-cell>
          <table:table-cell table:style-name="Tableau16.D2" office:value-type="string">
            <text:p text:style-name="P116">1</text:p>
          </table:table-cell>
        </table:table-row>
        <table:table-row table:style-name="TableLine1324763997776">
          <table:table-cell table:style-name="Tableau16.A3" table:number-columns-spanned="4" office:value-type="string">
            <text:p text:style-name="P119">L’ajout fonctionne t’il si les données sont erronées ?</text:p>
          </table:table-cell>
          <table:covered-table-cell/>
          <table:covered-table-cell/>
          <table:covered-table-cell/>
        </table:table-row>
        <table:table-row table:style-name="TableLine1324763995872">
          <table:table-cell table:style-name="Tableau16.A4" office:value-type="string">
            <text:p text:style-name="P119">null</text:p>
          </table:table-cell>
          <table:table-cell table:style-name="Tableau16.B4" office:value-type="string">
            <text:p text:style-name="P119">null</text:p>
          </table:table-cell>
          <table:table-cell table:style-name="Tableau16.C4" office:value-type="string">
            <text:p text:style-name="P119">null</text:p>
          </table:table-cell>
          <table:table-cell table:style-name="Tableau16.D4" office:value-type="string">
            <text:p text:style-name="P119">-<text:span text:style-name="T44">2</text:span></text:p>
          </table:table-cell>
        </table:table-row>
      </table:table>
      <text:p text:style-name="P110"/>
      <text:p text:style-name="P113"><text:soft-page-break/></text:p>
      <text:p text:style-name="P113">exporter(GestionQuestionnaire gestionQuestionnaire, String nomQuestionnaire)</text:p>
      <text:p text:style-name="P113"><text:span text:style-name="T45"/></text:p>
      <text:p text:style-name="P102">question<text:span text:style-name="T44"> </text:span>:</text:p>
      <text:p text:style-name="P97"><text:span text:style-name="T47">- «</text:span><text:span text:style-name="T49">test</text:span><text:span text:style-name="T47">»</text:span></text:p>
      <text:p text:style-name="P46"/>
      <text:p text:style-name="P11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Line1324763996416">
          <table:table-cell table:style-name="Tableau17.A1" office:value-type="string">
            <text:p text:style-name="P122">gestionQuestionnaire</text:p>
          </table:table-cell>
          <table:table-cell table:style-name="Tableau17.A1" office:value-type="string">
            <text:p text:style-name="P122">nomQuestionnaire</text:p>
          </table:table-cell>
          <table:table-cell table:style-name="Tableau17.C1" office:value-type="string">
            <text:p text:style-name="P121">retour</text:p>
          </table:table-cell>
        </table:table-row>
        <table:table-row table:style-name="Tableau17.2">
          <table:table-cell table:style-name="Tableau17.A2" office:value-type="string">
            <text:p text:style-name="P122">gestionQuestionnaire</text:p>
          </table:table-cell>
          <table:table-cell table:style-name="Tableau17.B2" office:value-type="string">
            <text:p text:style-name="P117">« <text:span text:style-name="T55">test »</text:span></text:p>
          </table:table-cell>
          <table:table-cell table:style-name="Tableau17.C2" office:value-type="string">
            <text:p text:style-name="P117">1</text:p>
          </table:table-cell>
        </table:table-row>
      </table:table>
      <text:p text:style-name="P111"/>
      <text:p text:style-name="P46"/>
      <text:p text:style-name="P113">obtenirReponses(GestionQuestionnaire gestionQuestionnaire, String uneQuestion, Integer numeroSemaine)</text:p>
      <text:p text:style-name="P46"/>
      <text:p text:style-name="P102">question<text:span text:style-name="T44"> </text:span>:</text:p>
      <text:p text:style-name="P97"><text:span text:style-name="T47">- «</text:span><text:span text:style-name="T49">question5</text:span><text:span text:style-name="T47">»</text:span></text:p>
      <text:p text:style-name="P46"/>
      <text:p text:style-name="P4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 table:style-name="TableLine1324763981184">
          <table:table-cell table:style-name="Tableau18.A1" office:value-type="string">
            <text:p text:style-name="P122">gestionQuestionnaire</text:p>
          </table:table-cell>
          <table:table-cell table:style-name="Tableau18.A1" office:value-type="string">
            <text:p text:style-name="P122">nomQuestion</text:p>
          </table:table-cell>
          <table:table-cell table:style-name="Tableau18.A1" office:value-type="string">
            <text:p text:style-name="P122">numeroSemaine</text:p>
          </table:table-cell>
          <table:table-cell table:style-name="Tableau18.D1" office:value-type="string">
            <text:p text:style-name="P121">retour</text:p>
          </table:table-cell>
        </table:table-row>
        <table:table-row table:style-name="Tableau18.2">
          <table:table-cell table:style-name="Tableau18.A2" office:value-type="string">
            <text:p text:style-name="P122">gestionQuestionnaire</text:p>
          </table:table-cell>
          <table:table-cell table:style-name="Tableau18.B2" office:value-type="string">
            <text:p text:style-name="P117">« <text:span text:style-name="T55">question5 »</text:span></text:p>
          </table:table-cell>
          <table:table-cell table:style-name="Tableau18.C2" office:value-type="string">
            <text:p text:style-name="P122">10</text:p>
          </table:table-cell>
          <table:table-cell table:style-name="Tableau18.D2" office:value-type="string">
            <text:p text:style-name="P117">1</text:p>
          </table:table-cell>
        </table:table-row>
      </table:table>
      <text:p text:style-name="P11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54"><text:soft-page-break/><text:span text:style-name="T3">Tests </text:span><text:span text:style-name="T4">d’intégration</text:span><text:span text:style-name="T3"> de </text:span><text:span text:style-name="T4">Facade</text:span><text:span text:style-name="T3">: <text:s/></text:span></text:p>
      <text:p text:style-name="P58"/>
      <text:p text:style-name="P58"/>
      <table:table table:name="Tableau13" table:style-name="Tableau13"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19">Appel</text:p>
          </table:table-cell>
          <table:table-cell table:style-name="Tableau13.A1" office:value-type="string">
            <text:p text:style-name="P19">Retour</text:p>
          </table:table-cell>
        </table:table-row>
        <table:table-row table:style-name="Tableau13.1">
          <table:table-cell table:style-name="Tableau13.A2" office:value-type="string">
            <text:p text:style-name="P20">ajouterUnSportif(« Ondra », »Adam », »gri<text:span text:style-name="T28">n</text:span>peurDu57 », »leRageux », »1976/7/3 »)</text:p>
          </table:table-cell>
          <table:table-cell table:style-name="Tableau13.B2" office:value-type="string">
            <text:p text:style-name="P20">1</text:p>
          </table:table-cell>
        </table:table-row>
        <table:table-row table:style-name="Tableau13.1">
          <table:table-cell table:style-name="Tableau13.A3" office:value-type="string">
            <text:p text:style-name="P20">ajouterUnSportif(« Qim », « Jahin », « QimJahin », « theBest », « 1978/10/26 »)</text:p>
          </table:table-cell>
          <table:table-cell table:style-name="Tableau13.B3" office:value-type="string">
            <text:p text:style-name="P20">1</text:p>
          </table:table-cell>
        </table:table-row>
        <table:table-row table:style-name="Tableau13.1">
          <table:table-cell table:style-name="Tableau13.A4" office:value-type="string">
            <text:p text:style-name="P20">ajouterUnSportif(« Fiet », « Jean », « Fietjean », « 01234 » , « 1978/10/26 »)</text:p>
          </table:table-cell>
          <table:table-cell table:style-name="Tableau13.B4" office:value-type="string">
            <text:p text:style-name="P20">1</text:p>
          </table:table-cell>
        </table:table-row>
        <table:table-row table:style-name="Tableau13.1">
          <table:table-cell table:style-name="Tableau13.A5" office:value-type="string">
            <text:p text:style-name="P20">ajouterUnSportif(« Mandela », « Nelson », « MandelaNelson », « azerty », « 1978/10/26 »)</text:p>
          </table:table-cell>
          <table:table-cell table:style-name="Tableau13.B5" office:value-type="string">
            <text:p text:style-name="P20">1</text:p>
          </table:table-cell>
        </table:table-row>
        <table:table-row table:style-name="Tableau13.1">
          <table:table-cell table:style-name="Tableau13.A6" office:value-type="string">
            <text:p text:style-name="P20">ajouterUnSportif(null, « Nelson », « MandelaNelson », « azerty », « 1978/10/26 »)</text:p>
          </table:table-cell>
          <table:table-cell table:style-name="Tableau13.B6" office:value-type="string">
            <text:p text:style-name="P20">-2</text:p>
          </table:table-cell>
        </table:table-row>
        <table:table-row table:style-name="Tableau13.1">
          <table:table-cell table:style-name="Tableau13.A17" office:value-type="string">
            <text:p text:style-name="P20">«ajouterUnSportif(« Mandela », « », « MandelaNelson », « azerty », « 1978/10/26 »)</text:p>
          </table:table-cell>
          <table:table-cell table:style-name="Tableau13.B17" office:value-type="string">
            <text:p text:style-name="P20">-2</text:p>
          </table:table-cell>
        </table:table-row>
        <table:table-row table:style-name="Tableau13.1">
          <table:table-cell table:style-name="Tableau13.A17" office:value-type="string">
            <text:p text:style-name="P21">obtenirListeSportif()</text:p>
          </table:table-cell>
          <table:table-cell table:style-name="Tableau13.B17" office:value-type="string">
            <text:p text:style-name="P21">ListePseudo( List&lt;String&gt;)</text:p>
          </table:table-cell>
        </table:table-row>
        <table:table-row table:style-name="Tableau13.1">
          <table:table-cell table:style-name="Tableau13.A17" office:value-type="string">
            <text:p text:style-name="P21">listePseudo.size()</text:p>
          </table:table-cell>
          <table:table-cell table:style-name="Tableau13.B17" office:value-type="string">
            <text:p text:style-name="P21">4</text:p>
          </table:table-cell>
        </table:table-row>
        <table:table-row table:style-name="Tableau13.1">
          <table:table-cell table:style-name="Tableau13.A17" office:value-type="string">
            <text:p text:style-name="P21">listePseudo.get(0)</text:p>
          </table:table-cell>
          <table:table-cell table:style-name="Tableau13.B17" office:value-type="string">
            <text:p text:style-name="P21">« grinpeurDu57 »</text:p>
          </table:table-cell>
        </table:table-row>
        <table:table-row table:style-name="Tableau13.1">
          <table:table-cell table:style-name="Tableau13.A17" office:value-type="string">
            <text:p text:style-name="P21">listePseudo.get(1)</text:p>
          </table:table-cell>
          <table:table-cell table:style-name="Tableau13.B17" office:value-type="string">
            <text:p text:style-name="P21">« QimJahin »</text:p>
          </table:table-cell>
        </table:table-row>
        <table:table-row table:style-name="Tableau13.1">
          <table:table-cell table:style-name="Tableau13.A17" office:value-type="string">
            <text:p text:style-name="P21">listePseudo.get(2)</text:p>
          </table:table-cell>
          <table:table-cell table:style-name="Tableau13.B17" office:value-type="string">
            <text:p text:style-name="P20">« <text:span text:style-name="T28">FietJean »</text:span></text:p>
          </table:table-cell>
        </table:table-row>
        <table:table-row table:style-name="Tableau13.1">
          <table:table-cell table:style-name="Tableau13.A17" office:value-type="string">
            <text:p text:style-name="P21">listePseudo,get(3)</text:p>
          </table:table-cell>
          <table:table-cell table:style-name="Tableau13.B17" office:value-type="string">
            <text:p text:style-name="P21">« MandelaNelson »</text:p>
          </table:table-cell>
        </table:table-row>
        <table:table-row table:style-name="Tableau13.1">
          <table:table-cell table:style-name="Tableau13.A17" office:value-type="string">
            <text:p text:style-name="P21">obtenirListeSportif()</text:p>
          </table:table-cell>
          <table:table-cell table:style-name="Tableau13.B17" office:value-type="string">
            <text:p text:style-name="P21">null</text:p>
          </table:table-cell>
        </table:table-row>
        <table:table-row table:style-name="Tableau13.1">
          <table:table-cell table:style-name="Tableau13.A17" office:value-type="string">
            <text:p text:style-name="P21">obtenirNomSportif(« QimJahin »)</text:p>
          </table:table-cell>
          <table:table-cell table:style-name="Tableau13.B17" office:value-type="string">
            <text:p text:style-name="P20">« <text:span text:style-name="T28">Qim »</text:span></text:p>
          </table:table-cell>
        </table:table-row>
        <table:table-row table:style-name="Tableau13.1">
          <table:table-cell table:style-name="Tableau13.A17" office:value-type="string">
            <text:p text:style-name="P21">obtenirNomSportif(null)</text:p>
          </table:table-cell>
          <table:table-cell table:style-name="Tableau13.B17" office:value-type="string">
            <text:p text:style-name="P22">null</text:p>
          </table:table-cell>
        </table:table-row>
        <table:table-row table:style-name="Tableau13.1">
          <table:table-cell table:style-name="Tableau13.A17" office:value-type="string">
            <text:p text:style-name="P22">obtenirNomSportif(« »)</text:p>
          </table:table-cell>
          <table:table-cell table:style-name="Tableau13.B17" office:value-type="string">
            <text:p text:style-name="P22"/>
          </table:table-cell>
        </table:table-row>
        <table:table-row table:style-name="Tableau13.1">
          <table:table-cell table:style-name="Tableau13.A18" office:value-type="string">
            <text:p text:style-name="P22">obtenirNomSporitf(« test »)</text:p>
          </table:table-cell>
          <table:table-cell table:style-name="Tableau13.B18" office:value-type="string">
            <text:p text:style-name="P22">null</text:p>
          </table:table-cell>
        </table:table-row>
        <table:table-row table:style-name="Tableau13.1">
          <table:table-cell table:style-name="Tableau13.A19" office:value-type="string">
            <text:p text:style-name="P22">obtenirPrenomSportif(« QimJahin »)</text:p>
          </table:table-cell>
          <table:table-cell table:style-name="Tableau13.B19" office:value-type="string">
            <text:p text:style-name="P22">« Jahin »</text:p>
          </table:table-cell>
        </table:table-row>
        <table:table-row table:style-name="Tableau13.1">
          <table:table-cell table:style-name="Tableau13.A20" office:value-type="string">
            <text:p text:style-name="P21">obtenir<text:span text:style-name="T29">Prenom</text:span>Sportif(null)</text:p>
          </table:table-cell>
          <table:table-cell table:style-name="Tableau13.B20" office:value-type="string">
            <text:p text:style-name="P22">null</text:p>
          </table:table-cell>
        </table:table-row>
        <table:table-row table:style-name="Tableau13.1">
          <table:table-cell table:style-name="Tableau13.A21" office:value-type="string">
            <text:p text:style-name="P22">obtenirPrenomSportif(« »)</text:p>
          </table:table-cell>
          <table:table-cell table:style-name="Tableau13.B21" office:value-type="string">
            <text:p text:style-name="P22">null</text:p>
          </table:table-cell>
        </table:table-row>
        <table:table-row table:style-name="Tableau13.1">
          <table:table-cell table:style-name="Tableau13.A22" office:value-type="string">
            <text:p text:style-name="P22">obtenirPrenomSporitf(« test »)</text:p>
          </table:table-cell>
          <table:table-cell table:style-name="Tableau13.B22" office:value-type="string">
            <text:p text:style-name="P22">Null</text:p>
          </table:table-cell>
        </table:table-row>
        <table:table-row table:style-name="Tableau13.1">
          <table:table-cell table:style-name="Tableau13.A24" office:value-type="string">
            <text:p text:style-name="P22">obtenirDateDeNaissanceSportif(« QimJahin »)</text:p>
          </table:table-cell>
          <table:table-cell table:style-name="Tableau13.B24" office:value-type="string">
            <text:p text:style-name="P22">« 1978/10/26 »</text:p>
          </table:table-cell>
        </table:table-row>
        <table:table-row table:style-name="Tableau13.1">
          <table:table-cell table:style-name="Tableau13.A24" office:value-type="string">
            <text:p text:style-name="P22">obtenirDateDeNaissanceSportif(null)</text:p>
          </table:table-cell>
          <table:table-cell table:style-name="Tableau13.B24" office:value-type="string">
            <text:p text:style-name="P22">null</text:p>
          </table:table-cell>
        </table:table-row>
        <table:table-row table:style-name="Tableau13.1">
          <table:table-cell table:style-name="Tableau13.A25" office:value-type="string">
            <text:p text:style-name="P22">obtenirDateDeNaissanceSportif(«»)</text:p>
          </table:table-cell>
          <table:table-cell table:style-name="Tableau13.B25" office:value-type="string">
            <text:p text:style-name="P22">null</text:p>
          </table:table-cell>
        </table:table-row>
        <table:table-row table:style-name="Tableau13.1">
          <table:table-cell table:style-name="Tableau13.A26" office:value-type="string">
            <text:p text:style-name="P22">obtenirDateDeNaissanceSportif(«test»)</text:p>
          </table:table-cell>
          <table:table-cell table:style-name="Tableau13.B26" office:value-type="string">
            <text:p text:style-name="P22">null</text:p>
          </table:table-cell>
        </table:table-row>
        <table:table-row table:style-name="Tableau13.1">
          <table:table-cell table:style-name="Tableau13.A27" office:value-type="string">
            <text:p text:style-name="P23">consulterLesActivitesDuSportif(« QimJahin »)</text:p>
          </table:table-cell>
          <table:table-cell table:style-name="Tableau13.B27" office:value-type="string">
            <text:p text:style-name="P23">listeActiviteSportive(List&lt;String&gt;)</text:p>
          </table:table-cell>
        </table:table-row>
        <table:table-row table:style-name="Tableau13.1">
          <table:table-cell table:style-name="Tableau13.A28" office:value-type="string">
            <text:p text:style-name="P23">listeActiviteSportive.size()</text:p>
          </table:table-cell>
          <table:table-cell table:style-name="Tableau13.B28" office:value-type="string">
            <text:p text:style-name="P23">2</text:p>
          </table:table-cell>
        </table:table-row>
        <table:table-row table:style-name="Tableau13.1">
          <table:table-cell table:style-name="Tableau13.A29" office:value-type="string">
            <text:p text:style-name="P23">listeActiviteSportif.get(0)</text:p>
          </table:table-cell>
          <table:table-cell table:style-name="Tableau13.B29" office:value-type="string">
            <text:p text:style-name="P22">« <text:span text:style-name="T30">BADMINTON »</text:span></text:p>
          </table:table-cell>
        </table:table-row>
        <table:table-row table:style-name="Tableau13.1">
          <table:table-cell table:style-name="Tableau13.A30" office:value-type="string">
            <text:p text:style-name="P23">listeActiviteSportif.get(1)</text:p>
          </table:table-cell>
          <table:table-cell table:style-name="Tableau13.B30" office:value-type="string">
            <text:p text:style-name="P22">« <text:span text:style-name="T30">TENNIS »</text:span></text:p>
          </table:table-cell>
        </table:table-row>
        <table:table-row table:style-name="Tableau13.1">
          <table:table-cell table:style-name="Tableau13.A31" office:value-type="string">
            <text:p text:style-name="P23">consulterLesActivitesDuSportif(null)</text:p>
          </table:table-cell>
          <table:table-cell table:style-name="Tableau13.B31" office:value-type="string">
            <text:p text:style-name="P23">null</text:p>
          </table:table-cell>
        </table:table-row>
        <table:table-row table:style-name="Tableau13.1">
          <table:table-cell table:style-name="Tableau13.A33" office:value-type="string">
            <text:p text:style-name="P23">consulterLesActivitesDuSportif(« »)</text:p>
          </table:table-cell>
          <table:table-cell table:style-name="Tableau13.B33" office:value-type="string">
            <text:p text:style-name="P23">null</text:p>
          </table:table-cell>
        </table:table-row>
        <table:table-row table:style-name="Tableau13.1">
          <table:table-cell table:style-name="Tableau13.A33" office:value-type="string">
            <text:p text:style-name="P23">consulterLesActivitesDuSportif(«test»)</text:p>
          </table:table-cell>
          <table:table-cell table:style-name="Tableau13.B33" office:value-type="string">
            <text:p text:style-name="P23">null</text:p>
          </table:table-cell>
        </table:table-row>
        <table:table-row table:style-name="Tableau13.1">
          <table:table-cell table:style-name="Tableau13.A34" office:value-type="string">
            <text:p text:style-name="P23">supprimerUnSportif(« QimJahin »)</text:p>
          </table:table-cell>
          <table:table-cell table:style-name="Tableau13.B34" office:value-type="string">
            <text:p text:style-name="P23">« QimJahin »</text:p>
          </table:table-cell>
        </table:table-row>
        <table:table-row table:style-name="Tableau13.1">
          <table:table-cell table:style-name="Tableau13.A35" office:value-type="string">
            <text:p text:style-name="P23">supprimerUnSportif(null)</text:p>
          </table:table-cell>
          <table:table-cell table:style-name="Tableau13.B35" office:value-type="string">
            <text:p text:style-name="P23">null</text:p>
          </table:table-cell>
        </table:table-row>
        <table:table-row table:style-name="Tableau13.1">
          <table:table-cell table:style-name="Tableau13.A36" office:value-type="string">
            <text:p text:style-name="P23">supprimerUnSporitf(« »)</text:p>
          </table:table-cell>
          <table:table-cell table:style-name="Tableau13.B36" office:value-type="string">
            <text:p text:style-name="P23">null</text:p>
          </table:table-cell>
        </table:table-row>
        <table:table-row table:style-name="Tableau13.1">
          <table:table-cell table:style-name="Tableau13.A37" office:value-type="string">
            <text:p text:style-name="P23">supprimerUnSportif(« test »)</text:p>
          </table:table-cell>
          <table:table-cell table:style-name="Tableau13.B37" office:value-type="string">
            <text:p text:style-name="P23">null</text:p>
          </table:table-cell>
        </table:table-row>
        <table:table-row table:style-name="Tableau13.1">
          <table:table-cell table:style-name="Tableau13.A40" office:value-type="string">
            <text:p text:style-name="P23">obtenirListeSportif()</text:p>
          </table:table-cell>
          <table:table-cell table:style-name="Tableau13.B40" office:value-type="string">
            <text:p text:style-name="P23">li<text:span text:style-name="T31">stePseudo3(List&lt;String&gt;)</text:span></text:p>
          </table:table-cell>
        </table:table-row>
        <table:table-row table:style-name="Tableau13.1">
          <table:table-cell table:style-name="Tableau13.A40" office:value-type="string">
            <text:p text:style-name="P24">ListePseudo3.size()</text:p>
          </table:table-cell>
          <table:table-cell table:style-name="Tableau13.B40" office:value-type="string">
            <text:p text:style-name="P24">3</text:p>
          </table:table-cell>
        </table:table-row>
        <table:table-row table:style-name="Tableau13.1">
          <table:table-cell table:style-name="Tableau13.A40" office:value-type="string">
            <text:p text:style-name="P24">listePseudo3.get(0)</text:p>
          </table:table-cell>
          <table:table-cell table:style-name="Tableau13.B40" office:value-type="string">
            <text:p text:style-name="P22">« <text:span text:style-name="T31">grinpeurDu57 »</text:span></text:p>
          </table:table-cell>
        </table:table-row>
        <table:table-row table:style-name="Tableau13.1">
          <table:table-cell table:style-name="Tableau13.A43" office:value-type="string">
            <text:p text:style-name="P24">listePseudo3.get(1)</text:p>
          </table:table-cell>
          <table:table-cell table:style-name="Tableau13.B43" office:value-type="string">
            <text:p text:style-name="P24">null</text:p>
          </table:table-cell>
        </table:table-row>
        <text:soft-page-break/>
        <table:table-row table:style-name="Tableau13.1">
          <table:table-cell table:style-name="Tableau13.A43" office:value-type="string">
            <text:p text:style-name="P24">listePseudo3.get(2)</text:p>
          </table:table-cell>
          <table:table-cell table:style-name="Tableau13.B43" office:value-type="string">
            <text:p text:style-name="P22">« <text:span text:style-name="T31">FietJean »</text:span></text:p>
          </table:table-cell>
        </table:table-row>
        <table:table-row table:style-name="Tableau13.1">
          <table:table-cell table:style-name="Tableau13.A43" office:value-type="string">
            <text:p text:style-name="P24">listePseudo3.get(3)</text:p>
          </table:table-cell>
          <table:table-cell table:style-name="Tableau13.B43" office:value-type="string">
            <text:p text:style-name="P22">« <text:span text:style-name="T31">MandelaNelson »</text:span></text:p>
          </table:table-cell>
        </table:table-row>
        <table:table-row table:style-name="Tableau13.1">
          <table:table-cell table:style-name="Tableau13.A46" office:value-type="string">
            <text:p text:style-name="P24">modifierUnSportif(« grinpeurDu57 », « nomTest », « prenomTest », « psuedoTest », « mdpTest », « 1980/12/28 »)</text:p>
          </table:table-cell>
          <table:table-cell table:style-name="Tableau13.B46" office:value-type="string">
            <text:p text:style-name="P24">1</text:p>
          </table:table-cell>
        </table:table-row>
        <table:table-row table:style-name="Tableau13.1">
          <table:table-cell table:style-name="Tableau13.A46" office:value-type="string">
            <text:p text:style-name="P24">modifierUnSportif(null, « nomTest », « prenomTest », « psuedoTest », « mdpTest », « 1980/12/28 »)</text:p>
          </table:table-cell>
          <table:table-cell table:style-name="Tableau13.B46" office:value-type="string">
            <text:p text:style-name="P24">-3</text:p>
          </table:table-cell>
        </table:table-row>
        <table:table-row table:style-name="Tableau13.1">
          <table:table-cell table:style-name="Tableau13.A46" office:value-type="string">
            <text:p text:style-name="P24">modifierUnSportif(« grinpeurDu57 », «», « prenomTest », « psuedoTest », « mdpTest », « 1980/12/28 »)</text:p>
          </table:table-cell>
          <table:table-cell table:style-name="Tableau13.B46" office:value-type="string">
            <text:p text:style-name="P24">-3</text:p>
          </table:table-cell>
        </table:table-row>
        <table:table-row table:style-name="Tableau13.1">
          <table:table-cell table:style-name="Tableau13.A47" office:value-type="string">
            <text:p text:style-name="P24">modifierUnSportif(« grinpeurDu57 », « nomTest », « prenomTest », « psuedoTest », « mdpTest », « 1980/12/28 »)</text:p>
          </table:table-cell>
          <table:table-cell table:style-name="Tableau13.B47" office:value-type="string">
            <text:p text:style-name="P24">-2</text:p>
          </table:table-cell>
        </table:table-row>
        <table:table-row table:style-name="Tableau13.1">
          <table:table-cell table:style-name="Tableau13.A48" office:value-type="string">
            <text:p text:style-name="P24">obtenirListeSportif()</text:p>
          </table:table-cell>
          <table:table-cell table:style-name="Tableau13.B48" office:value-type="string">
            <text:p text:style-name="P24">listePseudo4(List&lt;String&gt;)</text:p>
          </table:table-cell>
        </table:table-row>
        <table:table-row table:style-name="Tableau13.1">
          <table:table-cell table:style-name="Tableau13.A50" office:value-type="string">
            <text:p text:style-name="P24">listePseudo4.size()</text:p>
          </table:table-cell>
          <table:table-cell table:style-name="Tableau13.B50" office:value-type="string">
            <text:p text:style-name="P24">3</text:p>
          </table:table-cell>
        </table:table-row>
        <table:table-row table:style-name="Tableau13.1">
          <table:table-cell table:style-name="Tableau13.A50" office:value-type="string">
            <text:p text:style-name="P24">listePseudo4.get(0)</text:p>
          </table:table-cell>
          <table:table-cell table:style-name="Tableau13.B50" office:value-type="string">
            <text:p text:style-name="P24">pseudoTest</text:p>
          </table:table-cell>
        </table:table-row>
        <table:table-row table:style-name="Tableau13.1">
          <table:table-cell table:style-name="Tableau13.A53" office:value-type="string">
            <text:p text:style-name="P24">obtenirNomSportif(« pseudoTest »)</text:p>
          </table:table-cell>
          <table:table-cell table:style-name="Tableau13.B53" office:value-type="string">
            <text:p text:style-name="P22">« <text:span text:style-name="T31">nomTest »</text:span></text:p>
          </table:table-cell>
        </table:table-row>
        <table:table-row table:style-name="Tableau13.1">
          <table:table-cell table:style-name="Tableau13.A53" office:value-type="string">
            <text:p text:style-name="P24">obtenirPrenomSportif(« pseudo<text:span text:style-name="T32">Test »)</text:span></text:p>
          </table:table-cell>
          <table:table-cell table:style-name="Tableau13.B53" office:value-type="string">
            <text:p text:style-name="P22">« <text:span text:style-name="T32">prenomTest »</text:span></text:p>
          </table:table-cell>
        </table:table-row>
        <table:table-row table:style-name="Tableau13.1">
          <table:table-cell table:style-name="Tableau13.A53" office:value-type="string">
            <text:p text:style-name="P25">obtenirDateDeNaissanceSportif(« pseudoTest »)</text:p>
          </table:table-cell>
          <table:table-cell table:style-name="Tableau13.B53" office:value-type="string">
            <text:p text:style-name="P25">1</text:p>
          </table:table-cell>
        </table:table-row>
        <table:table-row table:style-name="Tableau13.1">
          <table:table-cell table:style-name="Tableau13.A55" office:value-type="string">
            <text:p text:style-name="P25">ajouterUnQuestionnaire(« monQuestionnaire »,questions)</text:p>
          </table:table-cell>
          <table:table-cell table:style-name="Tableau13.B55" office:value-type="string">
            <text:p text:style-name="P25">1</text:p>
          </table:table-cell>
        </table:table-row>
        <table:table-row table:style-name="Tableau13.1">
          <table:table-cell table:style-name="Tableau13.A55" office:value-type="string">
            <text:p text:style-name="P25">ajouterUnQuestionnaire(« monDeuxiemeQuestionnaire »,questions2)</text:p>
          </table:table-cell>
          <table:table-cell table:style-name="Tableau13.B55" office:value-type="string">
            <text:p text:style-name="P25">1</text:p>
          </table:table-cell>
        </table:table-row>
        <table:table-row table:style-name="Tableau13.1">
          <table:table-cell table:style-name="Tableau13.A60" office:value-type="string">
            <text:p text:style-name="P25">ajouterUnQuestionnaire(null,questions)</text:p>
          </table:table-cell>
          <table:table-cell table:style-name="Tableau13.B60" office:value-type="string">
            <text:p text:style-name="P25">-2</text:p>
          </table:table-cell>
        </table:table-row>
        <table:table-row table:style-name="Tableau13.1">
          <table:table-cell table:style-name="Tableau13.A60" office:value-type="string">
            <text:p text:style-name="P25">ajouterUnQuestionnaire(«»,questions)</text:p>
          </table:table-cell>
          <table:table-cell table:style-name="Tableau13.B60" office:value-type="string">
            <text:p text:style-name="P25">-2</text:p>
          </table:table-cell>
        </table:table-row>
        <table:table-row table:style-name="Tableau13.1">
          <table:table-cell table:style-name="Tableau13.A60" office:value-type="string">
            <text:p text:style-name="P25">ajouterUnQuestionnaire(« mQuestionnaire »,questions)</text:p>
          </table:table-cell>
          <table:table-cell table:style-name="Tableau13.B60" office:value-type="string">
            <text:p text:style-name="P25">-1</text:p>
          </table:table-cell>
        </table:table-row>
        <table:table-row table:style-name="Tableau13.1">
          <table:table-cell table:style-name="Tableau13.A60" office:value-type="string">
            <text:p text:style-name="P25">ajouterUnQuestionnaire(« monAutreQuestionnaire »,null)</text:p>
          </table:table-cell>
          <table:table-cell table:style-name="Tableau13.B60" office:value-type="string">
            <text:p text:style-name="P25">-2</text:p>
          </table:table-cell>
        </table:table-row>
        <table:table-row table:style-name="Tableau13.1">
          <table:table-cell table:style-name="Tableau13.A60" office:value-type="string">
            <text:p text:style-name="P25">consulterLesQuestionnaire()</text:p>
          </table:table-cell>
          <table:table-cell table:style-name="Tableau13.B60" office:value-type="string">
            <text:p text:style-name="P25">listeQuestionnaire(List&lt;String&gt;)</text:p>
          </table:table-cell>
        </table:table-row>
        <table:table-row table:style-name="Tableau13.1">
          <table:table-cell table:style-name="Tableau13.A71" office:value-type="string">
            <text:p text:style-name="P25">listeQuestionnaire.size()</text:p>
          </table:table-cell>
          <table:table-cell table:style-name="Tableau13.B71" office:value-type="string">
            <text:p text:style-name="P25">2</text:p>
          </table:table-cell>
        </table:table-row>
        <table:table-row table:style-name="Tableau13.1">
          <table:table-cell table:style-name="Tableau13.A71" office:value-type="string">
            <text:p text:style-name="P25">listeQuestionnaire.get(0)</text:p>
          </table:table-cell>
          <table:table-cell table:style-name="Tableau13.B71" office:value-type="string">
            <text:p text:style-name="P25">monQuestionnaire</text:p>
          </table:table-cell>
        </table:table-row>
        <table:table-row table:style-name="Tableau13.1">
          <table:table-cell table:style-name="Tableau13.A71" office:value-type="string">
            <text:p text:style-name="P25">listeQuestionnaire.get(1)</text:p>
          </table:table-cell>
          <table:table-cell table:style-name="Tableau13.B71" office:value-type="string">
            <text:p text:style-name="P25">monDeuxiemeQuestionnaire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monDeuxiemeQuestionnaire)</text:p>
          </table:table-cell>
          <table:table-cell table:style-name="Tableau13.B71" office:value-type="string">
            <text:p text:style-name="P26">1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null)</text:p>
          </table:table-cell>
          <table:table-cell table:style-name="Tableau13.B71" office:value-type="string">
            <text:p text:style-name="P26">-2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« »)</text:p>
          </table:table-cell>
          <table:table-cell table:style-name="Tableau13.B71" office:value-type="string">
            <text:p text:style-name="P26">-2</text:p>
          </table:table-cell>
        </table:table-row>
        <table:table-row table:style-name="Tableau13.1">
          <table:table-cell table:style-name="Tableau13.A71" office:value-type="string">
            <text:p text:style-name="P26">supprimerUnQuestionnaire(« Test »)</text:p>
          </table:table-cell>
          <table:table-cell table:style-name="Tableau13.B71" office:value-type="string">
            <text:p text:style-name="P26">-1</text:p>
          </table:table-cell>
        </table:table-row>
        <table:table-row table:style-name="Tableau13.1">
          <table:table-cell table:style-name="Tableau13.A71" office:value-type="string">
            <text:p text:style-name="P26">ajouterUneQuestion(« monQuestionnaire, « Question1 »)</text:p>
          </table:table-cell>
          <table:table-cell table:style-name="Tableau13.B71" office:value-type="string">
            <text:p text:style-name="P26">1</text:p>
          </table:table-cell>
        </table:table-row>
        <table:table-row table:style-name="Tableau13.1">
          <table:table-cell table:style-name="Tableau13.A71" office:value-type="string">
            <text:p text:style-name="P26">ajouterUneQuestion(« monQuestionnaire, « Question2 »)</text:p>
          </table:table-cell>
          <table:table-cell table:style-name="Tableau13.B71" office:value-type="string">
            <text:p text:style-name="P26">1</text:p>
          </table:table-cell>
        </table:table-row>
        <table:table-row table:style-name="Tableau13.1">
          <table:table-cell table:style-name="Tableau13.A71" office:value-type="string">
            <text:p text:style-name="P26">ajouterUneQuestion(null , « Question3 »)</text:p>
          </table:table-cell>
          <table:table-cell table:style-name="Tableau13.B71" office:value-type="string">
            <text:p text:style-name="P26">-3</text:p>
          </table:table-cell>
        </table:table-row>
        <table:table-row table:style-name="Tableau13.1">
          <table:table-cell table:style-name="Tableau13.A71" office:value-type="string">
            <text:p text:style-name="P26">ajouterUneQuestion(« », « Question4 »)</text:p>
          </table:table-cell>
          <table:table-cell table:style-name="Tableau13.B71" office:value-type="string">
            <text:p text:style-name="P26">-3</text:p>
          </table:table-cell>
        </table:table-row>
        <table:table-row table:style-name="Tableau13.1">
          <table:table-cell table:style-name="Tableau13.A75" office:value-type="string">
            <text:p text:style-name="P26">ajouterUneQuestion(« Test », « Question5»)</text:p>
          </table:table-cell>
          <table:table-cell table:style-name="Tableau13.B75" office:value-type="string">
            <text:p text:style-name="P26">-2</text:p>
          </table:table-cell>
        </table:table-row>
        <table:table-row table:style-name="Tableau13.1">
          <table:table-cell table:style-name="Tableau13.A75" office:value-type="string">
            <text:p text:style-name="P26">ajouterUneQuestion(« monQuestionnaire » , « »)</text:p>
          </table:table-cell>
          <table:table-cell table:style-name="Tableau13.B75" office:value-type="string">
            <text:p text:style-name="P26">-3</text:p>
          </table:table-cell>
        </table:table-row>
        <table:table-row table:style-name="Tableau13.1">
          <table:table-cell table:style-name="Tableau13.A75" office:value-type="string">
            <text:p text:style-name="P26">ajouterUneQuestion(« monQuestionnaire » , nu<text:soft-page-break/>ll)</text:p>
          </table:table-cell>
          <table:table-cell table:style-name="Tableau13.B75" office:value-type="string">
            <text:p text:style-name="P26">-3</text:p>
          </table:table-cell>
        </table:table-row>
        <table:table-row table:style-name="Tableau13.1">
          <table:table-cell table:style-name="Tableau13.A75" office:value-type="string">
            <text:p text:style-name="P26">consulterLesQuestionDuQuestionnaire(« monQuestionnaire »)</text:p>
          </table:table-cell>
          <table:table-cell table:style-name="Tableau13.B75" office:value-type="string">
            <text:p text:style-name="P26">listeDesQuestions(List&lt;String&gt;)</text:p>
          </table:table-cell>
        </table:table-row>
        <table:table-row table:style-name="Tableau13.1">
          <table:table-cell table:style-name="Tableau13.A76" office:value-type="string">
            <text:p text:style-name="P27"><text:span text:style-name="T33">l</text:span>isteDesQuestions.<text:span text:style-name="T33">size()</text:span></text:p>
          </table:table-cell>
          <table:table-cell table:style-name="Tableau13.B76" office:value-type="string">
            <text:p text:style-name="P28">2</text:p>
          </table:table-cell>
        </table:table-row>
        <table:table-row table:style-name="Tableau13.1">
          <table:table-cell table:style-name="Tableau13.A81" office:value-type="string">
            <text:p text:style-name="P27"><text:span text:style-name="T33">l</text:span>isteDesQuestions.<text:span text:style-name="T33">get(0)</text:span></text:p>
          </table:table-cell>
          <table:table-cell table:style-name="Tableau13.B81" office:value-type="string">
            <text:p text:style-name="P26">« <text:span text:style-name="T33">Question1 »</text:span></text:p>
          </table:table-cell>
        </table:table-row>
        <table:table-row table:style-name="Tableau13.1">
          <table:table-cell table:style-name="Tableau13.A81" office:value-type="string">
            <text:p text:style-name="P27"><text:span text:style-name="T33">l</text:span>isteDesQuestions.<text:span text:style-name="T33">get(1)</text:span></text:p>
          </table:table-cell>
          <table:table-cell table:style-name="Tableau13.B81" office:value-type="string">
            <text:p text:style-name="P28">« Question2 »</text:p>
          </table:table-cell>
        </table:table-row>
        <table:table-row table:style-name="Tableau13.1">
          <table:table-cell table:style-name="Tableau13.A81" office:value-type="string">
            <text:p text:style-name="P29">consulterLesQuestionsDuQuestionnaire(«») </text:p>
          </table:table-cell>
          <table:table-cell table:style-name="Tableau13.B81" office:value-type="string">
            <text:p text:style-name="P29">null</text:p>
          </table:table-cell>
        </table:table-row>
        <table:table-row table:style-name="Tableau13.1">
          <table:table-cell table:style-name="Tableau13.A81" office:value-type="string">
            <text:p text:style-name="P29">consulterLesQuestionsDuQuestionnaire(null) </text:p>
          </table:table-cell>
          <table:table-cell table:style-name="Tableau13.B81" office:value-type="string">
            <text:p text:style-name="P29">null</text:p>
          </table:table-cell>
        </table:table-row>
        <table:table-row table:style-name="Tableau13.1">
          <table:table-cell table:style-name="Tableau13.A81" office:value-type="string">
            <text:p text:style-name="P29">consulterLesQuestionsDuQuestionnaire(«Test») </text:p>
          </table:table-cell>
          <table:table-cell table:style-name="Tableau13.B81" office:value-type="string">
            <text:p text:style-name="P29">null</text:p>
          </table:table-cell>
        </table:table-row>
        <table:table-row table:style-name="Tableau13.1">
          <table:table-cell table:style-name="Tableau13.A82" office:value-type="string">
            <text:p text:style-name="P29">supprimerUneQuestion(« monQuestionnaire », « Question1 »)</text:p>
          </table:table-cell>
          <table:table-cell table:style-name="Tableau13.B82" office:value-type="string">
            <text:p text:style-name="P29">1</text:p>
          </table:table-cell>
        </table:table-row>
        <table:table-row table:style-name="Tableau13.1">
          <table:table-cell table:style-name="Tableau13.A83" office:value-type="string">
            <text:p text:style-name="P29">supprimerUneQuestion(null, « Question2 »)</text:p>
          </table:table-cell>
          <table:table-cell table:style-name="Tableau13.B83" office:value-type="string">
            <text:p text:style-name="P29">-3</text:p>
          </table:table-cell>
        </table:table-row>
        <table:table-row table:style-name="Tableau13.1">
          <table:table-cell table:style-name="Tableau13.A84" office:value-type="string">
            <text:p text:style-name="P29">supprimerUneQuestion(«» , « Question2 »)</text:p>
          </table:table-cell>
          <table:table-cell table:style-name="Tableau13.B84" office:value-type="string">
            <text:p text:style-name="P29">-3</text:p>
          </table:table-cell>
        </table:table-row>
        <table:table-row table:style-name="Tableau13.1">
          <table:table-cell table:style-name="Tableau13.A92" office:value-type="string">
            <text:p text:style-name="P29">supprimerUneQuestion(«Test» , « Question2 »)</text:p>
          </table:table-cell>
          <table:table-cell table:style-name="Tableau13.B92" office:value-type="string">
            <text:p text:style-name="P29">-2</text:p>
          </table:table-cell>
        </table:table-row>
        <table:table-row table:style-name="Tableau13.1">
          <table:table-cell table:style-name="Tableau13.A92" office:value-type="string">
            <text:p text:style-name="P29">supprimerUneQuestion(«monQuestionnaire» , null)</text:p>
          </table:table-cell>
          <table:table-cell table:style-name="Tableau13.B92" office:value-type="string">
            <text:p text:style-name="P29">-3</text:p>
          </table:table-cell>
        </table:table-row>
        <table:table-row table:style-name="Tableau13.1">
          <table:table-cell table:style-name="Tableau13.A92" office:value-type="string">
            <text:p text:style-name="P29">supprimerUneQuestion(«monQuestionnaire» , « » )</text:p>
          </table:table-cell>
          <table:table-cell table:style-name="Tableau13.B92" office:value-type="string">
            <text:p text:style-name="P29">-3</text:p>
          </table:table-cell>
        </table:table-row>
        <table:table-row table:style-name="Tableau13.1">
          <table:table-cell table:style-name="Tableau13.A92" office:value-type="string">
            <text:p text:style-name="P29">supprimerUneQuestion(«monQuestionnaire» , « Question »3)</text:p>
          </table:table-cell>
          <table:table-cell table:style-name="Tableau13.B92" office:value-type="string">
            <text:p text:style-name="P29">0</text:p>
          </table:table-cell>
        </table:table-row>
        <table:table-row table:style-name="Tableau13.1">
          <table:table-cell table:style-name="Tableau13.A92" office:value-type="string">
            <text:p text:style-name="P29">consulterLesQuestionDuQuestionnaire(« monQuestionnaire »)</text:p>
          </table:table-cell>
          <table:table-cell table:style-name="Tableau13.B92" office:value-type="string">
            <text:p text:style-name="P29">listeDesQuestions2(List&lt;String&gt;)</text:p>
          </table:table-cell>
        </table:table-row>
        <table:table-row table:style-name="Tableau13.1">
          <table:table-cell table:style-name="Tableau13.A92" office:value-type="string">
            <text:p text:style-name="P29">listeDesQuestions2.size()</text:p>
          </table:table-cell>
          <table:table-cell table:style-name="Tableau13.B92" office:value-type="string">
            <text:p text:style-name="P29">1</text:p>
          </table:table-cell>
        </table:table-row>
        <table:table-row table:style-name="Tableau13.1">
          <table:table-cell table:style-name="Tableau13.A92" office:value-type="string">
            <text:p text:style-name="P29">listeDesQuestions2.get(0)</text:p>
          </table:table-cell>
          <table:table-cell table:style-name="Tableau13.B92" office:value-type="string">
            <text:p text:style-name="P29">« Question2 »</text:p>
          </table:table-cell>
        </table:table-row>
        <table:table-row table:style-name="Tableau13.1">
          <table:table-cell table:style-name="Tableau13.A92" office:value-type="string">
            <text:p text:style-name="P29">modifierUneQuestion(« monQuestionnaire », « Question2 », « Question1 »)</text:p>
          </table:table-cell>
          <table:table-cell table:style-name="Tableau13.B92" office:value-type="string">
            <text:p text:style-name="P29">1</text:p>
          </table:table-cell>
        </table:table-row>
        <table:table-row table:style-name="Tableau13.1">
          <table:table-cell table:style-name="Tableau13.A93" office:value-type="string">
            <text:p text:style-name="P30">modifierUneQuestion(« monQuestionnaire », « Question<text:span text:style-name="T34">Test</text:span> », « Question<text:span text:style-name="T34">3</text:span> »)</text:p>
          </table:table-cell>
          <table:table-cell table:style-name="Tableau13.B93" office:value-type="string">
            <text:p text:style-name="P31">0</text:p>
          </table:table-cell>
        </table:table-row>
        <table:table-row table:style-name="Tableau13.1">
          <table:table-cell table:style-name="Tableau13.A102" office:value-type="string">
            <text:p text:style-name="P30">modifierUneQuestion(« monQuestionnaire », «», « Question<text:span text:style-name="T34">3</text:span> »)</text:p>
          </table:table-cell>
          <table:table-cell table:style-name="Tableau13.B102" office:value-type="string">
            <text:p text:style-name="P31">-3</text:p>
          </table:table-cell>
        </table:table-row>
        <table:table-row table:style-name="Tableau13.1">
          <table:table-cell table:style-name="Tableau13.A102" office:value-type="string">
            <text:p text:style-name="P30">modifierUneQuestion(« monQuestionnaire », <text:span text:style-name="T34">null</text:span>, « Question<text:span text:style-name="T34">3</text:span> »)</text:p>
          </table:table-cell>
          <table:table-cell table:style-name="Tableau13.B102" office:value-type="string">
            <text:p text:style-name="P31">-3</text:p>
          </table:table-cell>
        </table:table-row>
        <table:table-row table:style-name="Tableau13.1">
          <table:table-cell table:style-name="Tableau13.A102" office:value-type="string">
            <text:p text:style-name="P30">modifierUneQuestion(«», « Question<text:span text:style-name="T34">Test</text:span> », « Question<text:span text:style-name="T34">3</text:span>»)</text:p>
          </table:table-cell>
          <table:table-cell table:style-name="Tableau13.B102" office:value-type="string">
            <text:p text:style-name="P31">-3</text:p>
          </table:table-cell>
        </table:table-row>
        <table:table-row table:style-name="Tableau13.1">
          <table:table-cell table:style-name="Tableau13.A102" office:value-type="string">
            <text:p text:style-name="P30">modifierUneQuestion(<text:span text:style-name="T34">null</text:span>, « Question<text:span text:style-name="T34">Test</text:span> », « Question<text:span text:style-name="T34">3</text:span> »)</text:p>
          </table:table-cell>
          <table:table-cell table:style-name="Tableau13.B102" office:value-type="string">
            <text:p text:style-name="P31">-3</text:p>
          </table:table-cell>
        </table:table-row>
        <table:table-row table:style-name="Tableau13.1">
          <table:table-cell table:style-name="Tableau13.A102" office:value-type="string">
            <text:p text:style-name="P31">modifierUneQuestion(« monQuestionnaire345 », « QuestionTest »)</text:p>
          </table:table-cell>
          <table:table-cell table:style-name="Tableau13.B102" office:value-type="string">
            <text:p text:style-name="P31">-2</text:p>
          </table:table-cell>
        </table:table-row>
        <table:table-row table:style-name="Tableau13.1">
          <table:table-cell table:style-name="Tableau13.A102" office:value-type="string">
            <text:p text:style-name="P31">consulterLesQuestionsDuQuestionnaire(« monQuestionnaire »)</text:p>
          </table:table-cell>
          <table:table-cell table:style-name="Tableau13.B102" office:value-type="string">
            <text:p text:style-name="P31">listeDesQuestions3(List&lt;String&gt;)</text:p>
          </table:table-cell>
        </table:table-row>
        <table:table-row table:style-name="Tableau13.1">
          <table:table-cell table:style-name="Tableau13.A102" office:value-type="string">
            <text:p text:style-name="P31">listeDesQuestions3.size()</text:p>
          </table:table-cell>
          <table:table-cell table:style-name="Tableau13.B102" office:value-type="string">
            <text:p text:style-name="P31">1</text:p>
          </table:table-cell>
        </table:table-row>
        <table:table-row table:style-name="Tableau13.1">
          <table:table-cell table:style-name="Tableau13.A102" office:value-type="string">
            <text:p text:style-name="P31">listeDesQuestions3.get(0)</text:p>
          </table:table-cell>
          <table:table-cell table:style-name="Tableau13.B102" office:value-type="string">
            <text:p text:style-name="P29">« <text:span text:style-name="T34">Question1 »</text:span></text:p>
          </table:table-cell>
        </table:table-row>
        <table:table-row table:style-name="Tableau13.1">
          <table:table-cell table:style-name="Tableau13.A102" office:value-type="string">
            <text:p text:style-name="P31">modifierUnQuestionnaire(« monQuestionnaire », « MonNouveauQuestionnaire »,listeDesQuestions4)</text:p>
          </table:table-cell>
          <table:table-cell table:style-name="Tableau13.B102" office:value-type="string">
            <text:p text:style-name="P31">1</text:p>
          </table:table-cell>
        </table:table-row>
        <table:table-row table:style-name="Tableau13.1">
          <table:table-cell table:style-name="Tableau13.A103" office:value-type="string">
            <text:p text:style-name="P31">modifierUnQuestionnaire(« », « MonNouveauQuestionnaire »,listeDesQuestions4)</text:p>
          </table:table-cell>
          <table:table-cell table:style-name="Tableau13.B103" office:value-type="string">
            <text:p text:style-name="P31">-2</text:p>
          </table:table-cell>
        </table:table-row>
        <table:table-row table:style-name="Tableau13.1">
          <table:table-cell table:style-name="Tableau13.A107" office:value-type="string">
            <text:p text:style-name="P31">modifierUnQuestionnaire(null, « MonNouveauQuestionnaire »,listeDesQuestions4)</text:p>
          </table:table-cell>
          <table:table-cell table:style-name="Tableau13.B107" office:value-type="string">
            <text:p text:style-name="P31">-2</text:p>
          </table:table-cell>
        </table:table-row>
        <table:table-row table:style-name="Tableau13.1">
          <table:table-cell table:style-name="Tableau13.A107" office:value-type="string">
            <text:p text:style-name="P31">modifierUnQuestionnaire(«unFauxQuestionnair<text:soft-page-break/>e», « MonNouveauQuestionnaire »,listeDesQuestions4)</text:p>
          </table:table-cell>
          <table:table-cell table:style-name="Tableau13.B107" office:value-type="string">
            <text:p text:style-name="P31">-1</text:p>
          </table:table-cell>
        </table:table-row>
        <table:table-row table:style-name="Tableau13.1">
          <table:table-cell table:style-name="Tableau13.A107" office:value-type="string">
            <text:p text:style-name="P32">modifierUnQuestionnaire(«unFauxQuestionnaire», «»,listeDesQuestions4)</text:p>
          </table:table-cell>
          <table:table-cell table:style-name="Tableau13.B107" office:value-type="string">
            <text:p text:style-name="P31">-2</text:p>
          </table:table-cell>
        </table:table-row>
        <table:table-row table:style-name="Tableau13.1">
          <table:table-cell table:style-name="Tableau13.A107" office:value-type="string">
            <text:p text:style-name="P32">modifierUnQuestionnaire(«<text:span text:style-name="T35">monQuestionnaire</text:span>», « MonNouveauQuestionnaire »,<text:span text:style-name="T35">null</text:span>)</text:p>
          </table:table-cell>
          <table:table-cell table:style-name="Tableau13.B107" office:value-type="string">
            <text:p text:style-name="P33">-2</text:p>
          </table:table-cell>
        </table:table-row>
        <table:table-row table:style-name="Tableau13.1">
          <table:table-cell table:style-name="Tableau13.A109" office:value-type="string">
            <text:p text:style-name="P33">consulterLesQuestionsDuQuestionnaire(« MonNouveauQuestionnaire »)</text:p>
          </table:table-cell>
          <table:table-cell table:style-name="Tableau13.B109" office:value-type="string">
            <text:p text:style-name="P33">listeDesQuestions5(List&lt;String&gt;)</text:p>
          </table:table-cell>
        </table:table-row>
        <table:table-row table:style-name="Tableau13.1">
          <table:table-cell table:style-name="Tableau13.A109" office:value-type="string">
            <text:p text:style-name="P33">listeDesQuestions5.size()</text:p>
          </table:table-cell>
          <table:table-cell table:style-name="Tableau13.B109" office:value-type="string">
            <text:p text:style-name="P33">3</text:p>
          </table:table-cell>
        </table:table-row>
        <table:table-row table:style-name="Tableau13.1">
          <table:table-cell table:style-name="Tableau13.A110" office:value-type="string">
            <text:p text:style-name="P33">listeDesQuestions5.get(0)</text:p>
          </table:table-cell>
          <table:table-cell table:style-name="Tableau13.B110" office:value-type="string">
            <text:p text:style-name="P29">« <text:span text:style-name="T35">Question1 »</text:span></text:p>
          </table:table-cell>
        </table:table-row>
        <table:table-row table:style-name="Tableau13.1">
          <table:table-cell table:style-name="Tableau13.A111" office:value-type="string">
            <text:p text:style-name="P33">listeDesQuestions5.get(1)</text:p>
          </table:table-cell>
          <table:table-cell table:style-name="Tableau13.B111" office:value-type="string">
            <text:p text:style-name="P29">« <text:span text:style-name="T35">Question2 »</text:span></text:p>
          </table:table-cell>
        </table:table-row>
        <table:table-row table:style-name="Tableau13.1">
          <table:table-cell table:style-name="Tableau13.A112" office:value-type="string">
            <text:p text:style-name="P33">ListeDesQuestions5.get(2)</text:p>
          </table:table-cell>
          <table:table-cell table:style-name="Tableau13.B112" office:value-type="string">
            <text:p text:style-name="P29">« <text:span text:style-name="T35">Question3 »</text:span></text:p>
          </table:table-cell>
        </table:table-row>
        <table:table-row table:style-name="Tableau13.1">
          <table:table-cell table:style-name="Tableau13.A113" office:value-type="string">
            <text:p text:style-name="P105">map.size()</text:p>
          </table:table-cell>
          <table:table-cell table:style-name="Tableau13.B113" office:value-type="string">
            <text:p text:style-name="P105">3</text:p>
          </table:table-cell>
        </table:table-row>
        <table:table-row table:style-name="Tableau13.1">
          <table:table-cell table:style-name="Tableau13.A120" office:value-type="string">
            <text:p text:style-name="P98"><text:span text:style-name="T57">modifierReponses(new Date(), « grinpeurDu57 », « azery », <text:s/>listeReponses, <text:s/>numeroSemaine)</text:span></text:p>
          </table:table-cell>
          <table:table-cell table:style-name="Tableau13.B120" office:value-type="string">
            <text:p text:style-name="P105">1</text:p>
          </table:table-cell>
        </table:table-row>
        <table:table-row table:style-name="Tableau13.1">
          <table:table-cell table:style-name="Tableau13.A120" office:value-type="string">
            <text:p text:style-name="P105">map.get(« Question1 »</text:p>
          </table:table-cell>
          <table:table-cell table:style-name="Tableau13.B120" office:value-type="string">
            <text:p text:style-name="P105">1</text:p>
          </table:table-cell>
        </table:table-row>
        <table:table-row table:style-name="Tableau13.1">
          <table:table-cell table:style-name="Tableau13.A120" office:value-type="string">
            <text:p text:style-name="P105">map.get(« Question2 »</text:p>
          </table:table-cell>
          <table:table-cell table:style-name="Tableau13.B120" office:value-type="string">
            <text:p text:style-name="P105">0</text:p>
          </table:table-cell>
        </table:table-row>
        <table:table-row table:style-name="Tableau13.1">
          <table:table-cell table:style-name="Tableau13.A120" office:value-type="string">
            <text:p text:style-name="P105">map.get(« Question3 »</text:p>
          </table:table-cell>
          <table:table-cell table:style-name="Tableau13.B120" office:value-type="string">
            <text:p text:style-name="P105">1</text:p>
          </table:table-cell>
        </table:table-row>
        <table:table-row table:style-name="Tableau13.1">
          <table:table-cell table:style-name="Tableau13.A120" office:value-type="string">
            <text:p text:style-name="P98">modifierReponses(null, « grinpeurDu57 », « azery », <text:s/>listeReponses, <text:s/>numeroSemaine)</text:p>
          </table:table-cell>
          <table:table-cell table:style-name="Tableau13.B120" office:value-type="string">
            <text:p text:style-name="P29">-<text:span text:style-name="T56">2</text:span></text:p>
          </table:table-cell>
        </table:table-row>
        <table:table-row table:style-name="Tableau13.1">
          <table:table-cell table:style-name="Tableau13.A120" office:value-type="string">
            <text:p text:style-name="P99"><text:span text:style-name="T57">modifierReponses(new Date(), </text:span><text:span text:style-name="T58">null</text:span><text:span text:style-name="T57">, « azery », <text:s/>listeReponses, <text:s/>numeroSemaine)</text:span></text:p>
          </table:table-cell>
          <table:table-cell table:style-name="Tableau13.B120" office:value-type="string">
            <text:p text:style-name="P29">-<text:span text:style-name="T56">3</text:span></text:p>
          </table:table-cell>
        </table:table-row>
        <table:table-row table:style-name="Tableau13.1">
          <table:table-cell table:style-name="Tableau13.A120" office:value-type="string">
            <text:p text:style-name="P106">modifierReponses(new Date(), « grinpeurDu57 », null, <text:s/>listeReponses, <text:s/>numeroSemaine)</text:p>
          </table:table-cell>
          <table:table-cell table:style-name="Tableau13.B120" office:value-type="string">
            <text:p text:style-name="P29">-<text:span text:style-name="T56">3</text:span></text:p>
          </table:table-cell>
        </table:table-row>
        <table:table-row table:style-name="Tableau13.1">
          <table:table-cell table:style-name="Tableau13.A124" office:value-type="string">
            <text:p text:style-name="P99"><text:span text:style-name="T57">modifierReponses(new Date(), « grinpeurDu57 », « azery », <text:s/></text:span><text:span text:style-name="T58">null</text:span><text:span text:style-name="T57">, <text:s/>numeroSemaine)</text:span></text:p>
          </table:table-cell>
          <table:table-cell table:style-name="Tableau13.B124" office:value-type="string">
            <text:p text:style-name="P29">-<text:span text:style-name="T59">4</text:span></text:p>
          </table:table-cell>
        </table:table-row>
        <table:table-row table:style-name="Tableau13.1">
          <table:table-cell table:style-name="Tableau13.A124" office:value-type="string">
            <text:p text:style-name="P99"><text:span text:style-name="T57">modifierReponses(new Date(), « grinpeurDu57 », « azery », <text:s/>listeReponses, <text:s/></text:span><text:span text:style-name="T58">0</text:span><text:span text:style-name="T57">)</text:span></text:p>
          </table:table-cell>
          <table:table-cell table:style-name="Tableau13.B124" office:value-type="string">
            <text:p text:style-name="P29">-<text:span text:style-name="T59">2</text:span></text:p>
          </table:table-cell>
        </table:table-row>
        <table:table-row table:style-name="Tableau13.1">
          <table:table-cell table:style-name="Tableau13.A124" office:value-type="string">
            <text:p text:style-name="P99"><text:span text:style-name="T57">modifierReponses(new Date(), « grinpeurDu », « azery », <text:s/>listeReponses, <text:s/></text:span><text:span text:style-name="T58">10</text:span><text:span text:style-name="T57">)</text:span></text:p>
          </table:table-cell>
          <table:table-cell table:style-name="Tableau13.B124" office:value-type="string">
            <text:p text:style-name="P29">-<text:span text:style-name="T59">3</text:span></text:p>
          </table:table-cell>
        </table:table-row>
        <table:table-row table:style-name="Tableau13.1">
          <table:table-cell table:style-name="Tableau13.A124" office:value-type="string">
            <text:p text:style-name="P99"><text:span text:style-name="T57">modifierReponses(new Date(), « grinpeurDu57 », « aze », <text:s/>listeReponses, <text:s/></text:span><text:span text:style-name="T58">10</text:span><text:span text:style-name="T57">)</text:span></text:p>
          </table:table-cell>
          <table:table-cell table:style-name="Tableau13.B124" office:value-type="string">
            <text:p text:style-name="P29">-<text:span text:style-name="T59">3</text:span></text:p>
          </table:table-cell>
        </table:table-row>
        <table:table-row table:style-name="Tableau13.1">
          <table:table-cell table:style-name="Tableau13.A127" office:value-type="string">
            <text:p text:style-name="P99"><text:span text:style-name="T58">ObtenirQuestionnaireEtReponses(10,</text:span><text:span text:style-name="T57">«</text:span><text:span text:style-name="T58">grinpeurDu</text:span><text:span text:style-name="T57">», « azery »</text:span><text:span text:style-name="T58">)</text:span></text:p>
          </table:table-cell>
          <table:table-cell table:style-name="Tableau13.B127" office:value-type="string">
            <text:p text:style-name="P107">null</text:p>
          </table:table-cell>
        </table:table-row>
        <table:table-row table:style-name="Tableau13.1">
          <table:table-cell table:style-name="Tableau13.A127" office:value-type="string">
            <text:p text:style-name="P99"><text:span text:style-name="T58">ObtenirQuestionnaireEtReponses(10,</text:span><text:span text:style-name="T57">«</text:span><text:span text:style-name="T58">grinpeurDu57</text:span><text:span text:style-name="T57">», « aze »</text:span><text:span text:style-name="T58">)</text:span></text:p>
          </table:table-cell>
          <table:table-cell table:style-name="Tableau13.B127" office:value-type="string">
            <text:p text:style-name="P107">null</text:p>
          </table:table-cell>
        </table:table-row>
        <table:table-row table:style-name="Tableau13.1">
          <table:table-cell table:style-name="Tableau13.A127" office:value-type="string">
            <text:p text:style-name="P99"><text:span text:style-name="T58">ObtenirQuestionnaireEtReponses(11,</text:span><text:span text:style-name="T57">«</text:span><text:span text:style-name="T58">grinpeurDu57</text:span><text:span text:style-name="T57">», « azery »</text:span><text:span text:style-name="T58">)</text:span></text:p>
          </table:table-cell>
          <table:table-cell table:style-name="Tableau13.B127" office:value-type="string">
            <text:p text:style-name="P107">null</text:p>
          </table:table-cell>
        </table:table-row>
        <table:table-row table:style-name="Tableau13.1">
          <table:table-cell table:style-name="Tableau13.A130" office:value-type="string">
            <text:p text:style-name="P107">exporter(gestionQuestionnaire, « test »)</text:p>
          </table:table-cell>
          <table:table-cell table:style-name="Tableau13.B130" office:value-type="string">
            <text:p text:style-name="P107">1</text:p>
          </table:table-cell>
        </table:table-row>
        <table:table-row table:style-name="Tableau13.1">
          <table:table-cell table:style-name="Tableau13.A130" office:value-type="string">
            <text:p text:style-name="P107">obtenirReponses(gestionQuestionnaire, « Question6 », 10).size()</text:p>
          </table:table-cell>
          <table:table-cell table:style-name="Tableau13.B130" office:value-type="string">
            <text:p text:style-name="P107">2</text:p>
          </table:table-cell>
        </table:table-row>
        <table:table-row table:style-name="Tableau13.1">
          <table:table-cell table:style-name="Tableau13.A130" office:value-type="string">
            <text:p text:style-name="P107">obtenirReponses(gestionQuestionnaire, « Question6 », 10).get(0)</text:p>
          </table:table-cell>
          <table:table-cell table:style-name="Tableau13.B130" office:value-type="string">
            <text:p text:style-name="P107">1</text:p>
          </table:table-cell>
        </table:table-row>
        <table:table-row table:style-name="Tableau13.1">
          <table:table-cell table:style-name="Tableau13.A131" office:value-type="string">
            <text:p text:style-name="P99"><text:span text:style-name="T58">obtenirReponses(gestionQuestionnaire, « Question6 », 10).get(1)</text:span></text:p>
          </table:table-cell>
          <table:table-cell table:style-name="Tableau13.B131" office:value-type="string">
            <text:p text:style-name="P107">0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4</meta:editing-cycles>
    <meta:creation-date>2021-01-21T16:27:54.043584942</meta:creation-date>
    <meta:editing-duration>PT2H5M38S</meta:editing-duration>
    <meta:generator>LibreOffice/7.0.3.1$Windows_X86_64 LibreOffice_project/d7547858d014d4cf69878db179d326fc3483e082</meta:generator>
    <dc:date>2021-02-25T14:38:38.751000000</dc:date>
    <meta:document-statistic meta:table-count="18" meta:image-count="0" meta:object-count="0" meta:page-count="13" meta:paragraph-count="728" meta:word-count="1840" meta:character-count="14008" meta:non-whitespace-character-count="128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